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start" style:justify-single-word="false"/>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0e95b0"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61"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62"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64"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65"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6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67"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68"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69"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7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71"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72"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7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7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7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7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77"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78"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79"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87"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8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8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90"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91"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92"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93"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94"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9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96"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01"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02"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03"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04"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05"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06"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07"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08"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09"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10"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11"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12"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13"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14"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15"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16"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17"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18"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21"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22"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23"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2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2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2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2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3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3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3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138"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39"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15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153"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54"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55"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56"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57"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58"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59"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60"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61"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62"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63"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64"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65"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66"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167"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P168"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170"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71"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72"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73"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174"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175"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76"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77"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178"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179"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180"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181"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82"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83"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18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190"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19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19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193"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194"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95"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96"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97"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98"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99"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20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201"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202"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203"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20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text-align="justify" style:justify-single-word="false" fo:background-color="#ffff00">
        <style:background-image/>
      </style:paragraph-properties>
      <style:text-properties style:font-name="Adobe Caslon Pro" fo:font-size="11pt" fo:font-style="normal" style:text-underline-style="none" fo:font-weight="normal" officeooo:rsid="0168efda" officeooo:paragraph-rsid="0168efda" fo:background-color="transparent" style:font-size-asian="9.60000038146973pt" style:font-style-asian="normal" style:font-weight-asian="normal" style:font-size-complex="11pt" style:font-style-complex="normal" style:font-weight-complex="normal"/>
    </style:style>
    <style:style style:name="P206"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207"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208"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209"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style:text-underline-style="none" fo:font-weight="normal" officeooo:rsid="00fb1118" style:font-style-asian="italic" style:font-weight-asian="normal" style:font-style-complex="italic" style:font-weight-complex="normal"/>
    </style:style>
    <style:style style:name="T24" style:family="text">
      <style:text-properties fo:font-style="italic" style:text-underline-style="none" fo:font-weight="normal" officeooo:rsid="010e95b0" style:font-style-asian="italic" style:font-weight-asian="normal" style:font-style-complex="italic" style:font-weight-complex="normal"/>
    </style:style>
    <style:style style:name="T25" style:family="text">
      <style:text-properties officeooo:rsid="00e4d8bf"/>
    </style:style>
    <style:style style:name="T26" style:family="text">
      <style:text-properties officeooo:rsid="00e64539"/>
    </style:style>
    <style:style style:name="T27" style:family="text">
      <style:text-properties officeooo:rsid="00e8d21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f06880" style:font-weight-asian="normal" style:font-weight-complex="normal"/>
    </style:style>
    <style:style style:name="T30" style:family="text">
      <style:text-properties style:text-underline-style="none" fo:font-weight="normal" officeooo:rsid="00f505ab" style:font-weight-asian="normal" style:font-weight-complex="normal"/>
    </style:style>
    <style:style style:name="T31" style:family="text">
      <style:text-properties style:text-underline-style="none" fo:font-weight="normal" officeooo:rsid="00f798b5" style:font-weight-asian="normal" style:font-weight-complex="normal"/>
    </style:style>
    <style:style style:name="T32" style:family="text">
      <style:text-properties style:text-underline-style="none" fo:font-weight="normal" officeooo:rsid="00fa5844" style:font-weight-asian="normal" style:font-weight-complex="normal"/>
    </style:style>
    <style:style style:name="T33" style:family="text">
      <style:text-properties style:text-underline-style="none" fo:font-weight="normal" officeooo:rsid="00fb1118" style:font-weight-asian="normal" style:font-weight-complex="normal"/>
    </style:style>
    <style:style style:name="T34" style:family="text">
      <style:text-properties style:text-underline-style="none" fo:font-weight="normal" officeooo:rsid="00fd658b" style:font-weight-asian="normal" style:font-weight-complex="normal"/>
    </style:style>
    <style:style style:name="T35" style:family="text">
      <style:text-properties style:text-underline-style="none" officeooo:rsid="01434ca8"/>
    </style:style>
    <style:style style:name="T36" style:family="text">
      <style:text-properties style:text-underline-style="none" officeooo:rsid="01478827"/>
    </style:style>
    <style:style style:name="T37" style:family="text">
      <style:text-properties fo:font-size="2pt" style:text-underline-style="none" fo:font-weight="normal" officeooo:rsid="00f06880" style:font-size-asian="1.75pt" style:font-weight-asian="normal" style:font-size-complex="2pt" style:font-weight-complex="normal"/>
    </style:style>
    <style:style style:name="T38" style:family="text">
      <style:text-properties fo:font-size="2pt" style:text-underline-style="none" fo:font-weight="normal" style:font-size-asian="2pt" style:font-weight-asian="normal" style:font-size-complex="2pt" style:font-weight-complex="normal"/>
    </style:style>
    <style:style style:name="T39" style:family="text">
      <style:text-properties fo:font-style="normal" style:font-style-asian="normal" style:font-style-complex="normal"/>
    </style:style>
    <style:style style:name="T40" style:family="text">
      <style:text-properties fo:font-style="normal" officeooo:rsid="011aa2f0" style:font-style-asian="normal" style:font-style-complex="normal"/>
    </style:style>
    <style:style style:name="T41" style:family="text">
      <style:text-properties officeooo:rsid="0100e5dc"/>
    </style:style>
    <style:style style:name="T42" style:family="text">
      <style:text-properties officeooo:rsid="01078a61"/>
    </style:style>
    <style:style style:name="T43" style:family="text">
      <style:text-properties officeooo:rsid="0108c5fb"/>
    </style:style>
    <style:style style:name="T44" style:family="text">
      <style:text-properties officeooo:rsid="010c1844"/>
    </style:style>
    <style:style style:name="T45" style:family="text">
      <style:text-properties officeooo:rsid="010de0a1"/>
    </style:style>
    <style:style style:name="T46" style:family="text">
      <style:text-properties officeooo:rsid="01106c5e"/>
    </style:style>
    <style:style style:name="T47" style:family="text">
      <style:text-properties officeooo:rsid="01139411"/>
    </style:style>
    <style:style style:name="T48" style:family="text">
      <style:text-properties officeooo:rsid="0115c4f1"/>
    </style:style>
    <style:style style:name="T49" style:family="text">
      <style:text-properties officeooo:rsid="01181283"/>
    </style:style>
    <style:style style:name="T50" style:family="text">
      <style:text-properties officeooo:rsid="011aa2f0"/>
    </style:style>
    <style:style style:name="T51" style:family="text">
      <style:text-properties officeooo:rsid="01248091"/>
    </style:style>
    <style:style style:name="T52" style:family="text">
      <style:text-properties officeooo:rsid="01269c34"/>
    </style:style>
    <style:style style:name="T53" style:family="text">
      <style:text-properties officeooo:rsid="012b42a4"/>
    </style:style>
    <style:style style:name="T54" style:family="text">
      <style:text-properties officeooo:rsid="012eb732"/>
    </style:style>
    <style:style style:name="T55" style:family="text">
      <style:text-properties officeooo:rsid="01328104"/>
    </style:style>
    <style:style style:name="T56" style:family="text">
      <style:text-properties officeooo:rsid="013307a0"/>
    </style:style>
    <style:style style:name="T57" style:family="text">
      <style:text-properties officeooo:rsid="013b82bb"/>
    </style:style>
    <style:style style:name="T58" style:family="text">
      <style:text-properties officeooo:rsid="013cd238"/>
    </style:style>
    <style:style style:name="T59" style:family="text">
      <style:text-properties fo:background-color="transparent" loext:char-shading-value="0"/>
    </style:style>
    <style:style style:name="T60" style:family="text">
      <style:text-properties officeooo:rsid="013aa3b6" fo:background-color="transparent" loext:char-shading-value="0"/>
    </style:style>
    <style:style style:name="T61" style:family="text">
      <style:text-properties officeooo:rsid="01403872" fo:background-color="transparent" loext:char-shading-value="0"/>
    </style:style>
    <style:style style:name="T62" style:family="text">
      <style:text-properties officeooo:rsid="01403872"/>
    </style:style>
    <style:style style:name="T63" style:family="text">
      <style:text-properties officeooo:rsid="01434ca8"/>
    </style:style>
    <style:style style:name="T64" style:family="text">
      <style:text-properties officeooo:rsid="01478827"/>
    </style:style>
    <style:style style:name="T65" style:family="text">
      <style:text-properties officeooo:rsid="014a8ca4"/>
    </style:style>
    <style:style style:name="T66" style:family="text">
      <style:text-properties officeooo:rsid="014b8437"/>
    </style:style>
    <style:style style:name="T67" style:family="text">
      <style:text-properties officeooo:rsid="015419d9"/>
    </style:style>
    <style:style style:name="T68" style:family="text">
      <style:text-properties officeooo:rsid="015ce703"/>
    </style:style>
    <style:style style:name="T69" style:family="text">
      <style:text-properties officeooo:rsid="015fde18"/>
    </style:style>
    <style:style style:name="T70" style:family="text">
      <style:text-properties officeooo:rsid="01656f91"/>
    </style:style>
    <style:style style:name="T71" style:family="text">
      <style:text-properties officeooo:rsid="0168efda"/>
    </style:style>
    <style:style style:name="T72" style:family="text">
      <style:text-properties officeooo:rsid="01694276"/>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169427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25">RELAZIONE SULL</text:span>'ESPERIENZA <text:span text:style-name="T25">DI LABORATORIO</text:span> N° <text:span text:style-name="T25">2</text:span></text:p>
      <text:p text:style-name="P102"/>
      <text:p text:style-name="P68">(<text:span text:style-name="T26">Uso della bilancia idrostatica a due bracci per il calcolo della densità di corpi</text:span>)</text:p>
      <text:p text:style-name="P63"/>
      <text:p text:style-name="P63"/>
      <text:p text:style-name="P65">Sezione I <text:span text:style-name="T1">– </text:span><text:span text:style-name="T16">Abstract e introduzione teorica dell'esperimento</text:span></text:p>
      <text:p text:style-name="P69"/>
      <text:p text:style-name="P46"><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62"/>
      <text:p text:style-name="P168">L'esperienza, inoltre, sfruttando la dipendenza della spinta archimedea che ricevono corpi voluminosi immersi in un fluido (quali sono l'aria e l'acqua) dalla densità dei corpi stessi e del fluido, ha anche lo scopo di calcolare la densità di un piccolo corpo metallico. Tale possibilità è permessa dalla particolare costruzione della bilancia, che consente di effettuare pesate di corpi anche immersi in liquidi.</text:p>
      <text:p text:style-name="P86"/>
      <text:p text:style-name="P47"><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168"/>
      <text:p text:style-name="P43"/>
      <text:p text:style-name="P66">Sezione I<text:span text:style-name="T27">I</text:span> <text:span text:style-name="T1">– </text:span><text:span text:style-name="T17">Descrizione della strumentazione, dei materiali e dell'apparato sperimentale</text:span></text:p>
      <text:p text:style-name="P70"/>
      <text:p text:style-name="P169">La strumentazione utilizzata nel corso dell'esperimento era costituita di:</text:p>
      <text:p text:style-name="P163"/>
      <text:list xml:id="list622495261203715022" text:style-name="L1">
        <text:list-item>
          <text:p text:style-name="P194"><text:span text:style-name="T1">Bilancia idrostatica a due bracci</text:span><text:span text:style-name="T28">,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97"><text:span text:style-name="T24">→ Sensibilità: [da determinarsi].</text:span><text:span text:style-name="T28"><text:line-break/></text:span><text:span text:style-name="T38"> </text:span></text:p>
        </text:list-item>
        <text:list-item>
          <text:p text:style-name="P195"><text:span text:style-name="T1">Massiera</text:span><text:span text:style-name="T28">, contenitore all'interno del quale sono poste le masse-campione (sulle quali è riportato il relativo peso, che si suppone avente errore nullo o trascurabile) e una pinzetta per agevolare la loro manipolazione senza depositare su di essi sporcizia o </text:span><text:span text:style-name="T29">altro che potrebbe alterarne la massa complessiva.<text:line-break/></text:span><text:span text:style-name="T37"> </text:span></text:p>
        </text:list-item>
        <text:list-item>
          <text:p text:style-name="P198"><text:span text:style-name="T1">Filo</text:span><text:span text:style-name="T28">, </text:span><text:span text:style-name="T30">per appendere ai ganci al disotto dei piatti della bilancia i corpi che occorre pesare in immersione in un fluido. </text:span></text:p>
        </text:list-item>
      </text:list>
      <text:p text:style-name="P92"><text:tab/></text:p>
      <text:list xml:id="list3620460639070" text:continue-numbering="true" text:style-name="L1">
        <text:list-item>
          <text:p text:style-name="P199"><text:span text:style-name="T1">Becker</text:span><text:span text:style-name="T28">, da riempire – eventualmente – di acqua o altro fluido all'interno del quale occorre effettuare le pesate in immersione. Nel caso tale fluido sia l'aria, si può evitare il suo utilizzo.</text:span></text:p>
        </text:list-item>
      </text:list>
      <text:p text:style-name="P93"><text:tab/></text:p>
      <text:list xml:id="list3620438500284" text:continue-numbering="true" text:style-name="L1">
        <text:list-item>
          <text:p text:style-name="P200"><text:span text:style-name="T1">Bilancia digitale</text:span><text:span text:style-name="T28"> a bassa precisione, utile per avere una stima grezza del peso dei corpi che è necessario pesare con la bilancia idrostatica o dei quali è necessario calcolare la densità.</text:span></text:p>
          <text:p text:style-name="P202">→ Sensibilità: 0.01 g</text:p>
        </text:list-item>
      </text:list>
      <text:p text:style-name="P101"/>
      <text:list xml:id="list3621539062684" text:continue-numbering="true" text:style-name="L1">
        <text:list-item>
          <text:p text:style-name="P200"><text:span text:style-name="T1">Calibro centesimale digitale</text:span><text:span text:style-name="T28">, </text:span><text:span text:style-name="T31">necessario per </text:span><text:span text:style-name="T32">effettuare </text:span><text:span text:style-name="T31">l</text:span><text:span text:style-name="T32">e</text:span><text:span text:style-name="T31"> misur</text:span><text:span text:style-name="T32">e</text:span><text:span text:style-name="T31"> di lunghezza del filo.</text:span></text:p>
          <text:p text:style-name="P201"><text:span text:style-name="T31">→</text:span><text:span text:style-name="T28"> </text:span><text:span text:style-name="T31">S</text:span><text:span text:style-name="T28">ensibilità: 0.01 mm</text:span></text:p>
        </text:list-item>
      </text:list>
      <text:p text:style-name="P54"/>
      <text:p text:style-name="P55"><text:span text:style-name="T34">G</text:span><text:span text:style-name="T28">li strumenti utilizzati durante la fase di elaborazione e analisi dei dati sono stati:</text:span></text:p>
      <text:p text:style-name="P164"/>
      <text:list xml:id="list3621739011665" text:continue-numbering="true" text:style-name="L1">
        <text:list-item>
          <text:p text:style-name="P196"><text:span text:style-name="T6">Calcolatrice</text:span><text:span text:style-name="T28">, </text:span><text:span text:style-name="T33">utilizzata durante lo svolgimento dell'esperienza per l'elaborazione </text:span><text:span text:style-name="T23">online</text:span><text:span text:style-name="T33"> dei dati e la loro verifica grezza</text:span><text:span text:style-name="T28">.</text:span></text:p>
        </text:list-item>
      </text:list>
      <text:p text:style-name="P165"/>
      <text:list xml:id="list3620860031128" text:continue-numbering="true" text:style-name="L1">
        <text:list-item>
          <text:p text:style-name="P196"><text:span text:style-name="T6">Computer</text:span><text:span text:style-name="T28">, </text:span><text:span text:style-name="T33">utilizzato per l'esecuzione di calcoli ad alta precisione, per l'elaborazione </text:span><text:span text:style-name="T23">offline</text:span><text:span text:style-name="T33"> dei dati e per la stesura della presente relazione</text:span><text:span text:style-name="T29">.</text:span></text:p>
        </text:list-item>
      </text:list>
      <text:p text:style-name="P123">Sezione I<text:span text:style-name="T27">II</text:span> <text:span text:style-name="T1">– </text:span><text:span text:style-name="T17">Descrizione </text:span><text:span text:style-name="T18">del procedimento </text:span><text:span text:style-name="T19">seguito </text:span><text:span text:style-name="T18">e dei protocolli di misura</text:span></text:p>
      <text:p text:style-name="P71"/>
      <text:p text:style-name="P49">Per l<text:span text:style-name="T41">'utilizzo generico della bilancia idrostatica [Prot. 1]:</text:span></text:p>
      <text:p text:style-name="P73"/>
      <text:list xml:id="list6668759058442115815" text:style-name="L2">
        <text:list-item>
          <text:p text:style-name="P170">Prima di iniziare ad utilizzare la bilancia idrostatica, ci si è accertati che <text:span text:style-name="T42">i suoi bracci – liberi di <text:s/>oscillare – </text:span>fosse<text:span text:style-name="T42">ro</text:span> il più possibile <text:span text:style-name="T42">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94"/>
      <text:list xml:id="list3620978547116" text:continue-numbering="true" text:style-name="L2">
        <text:list-item>
          <text:p text:style-name="P170">Prima di procedere con le operazioni di carico e scarico dei piatti della bilancia, ci si è accertati che la <text:span text:style-name="T42">stessa</text:span> risultasse bloccata (<text:span text:style-name="T42">attraverso</text:span> il dispositivo integrato per il <text:span text:style-name="T42">suo </text:span>bloccaggio) e che non vi fossero anomalie in disposizione e montaggio delle varie parti <text:span text:style-name="T42">costitutive.</text:span></text:p>
        </text:list-item>
      </text:list>
      <text:p text:style-name="P94"/>
      <text:list xml:id="list3620306952187" text:continue-numbering="true" text:style-name="L2">
        <text:list-item>
          <text:p text:style-name="P170"><text:span text:style-name="T42">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94"/>
      <text:list xml:id="list3619787732228" text:continue-numbering="true" text:style-name="L2">
        <text:list-item>
          <text:p text:style-name="P170"><text:span text:style-name="T43">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94"/>
      <text:list xml:id="list3619753510063" text:continue-numbering="true" text:style-name="L2">
        <text:list-item>
          <text:p text:style-name="P170"><text:span text:style-name="T43">I piatti della bilancia, bloccata quest'ultima, sono stati caricati avendo cura di porre i pesi – prelevati dalla massiera con l'opportuna pinzetta – al centro del piatto</text:span>. <text:span text:style-name="T43">Allo stesso modo si è operato per le operazioni di scarico, avendo cura di di riposizionare nella massiera i pesi inutilizzati.</text:span></text:p>
          <text:p text:style-name="P174">Nel caso degli oggetti di peso incognito, le modalità di procedere sono rimaste invariate, eccetto che per il riposizionamento nella massiera.</text:p>
        </text:list-item>
      </text:list>
      <text:p text:style-name="P94"/>
      <text:list xml:id="list3621614484563" text:continue-numbering="true" text:style-name="L2">
        <text:list-item>
          <text:p text:style-name="P170"><text:span text:style-name="T43">Per il calcolo della posizione di equilibrio raggiunta dalla bilancia a piatti carichi (anche con masse distinte) si è utilizzato il metodo di </text:span><text:span text:style-name="T12">lettura in oscillazione</text:span><text:span text:style-name="T43">, premurandosi di annotare i sette (7) valori di massimo e minimo raggiunti durante l'oscillazione dell'indicatore conseguente allo sblocco della bilancia</text:span>.</text:p>
          <text:p text:style-name="P175">Vista la bassa risoluzione delle tacche dell'indice, si è scelto di interpolare ad occhio i valori di massimo e minimo fino ad una risoluzione di 10 divisioni interpolate per ciascuna divisione riportata sull'indice.</text:p>
        </text:list-item>
      </text:list>
      <text:p text:style-name="P94"/>
      <text:list xml:id="list3620053502318" text:continue-numbering="true" text:style-name="L2">
        <text:list-item>
          <text:p text:style-name="P170"><text:span text:style-name="T44">E' stata infine bloccata nuovamente la bilancia ed è stata preparata per la misurazione successiva</text:span>.</text:p>
        </text:list-item>
      </text:list>
      <text:p text:style-name="P5"/>
      <text:p text:style-name="P48">Per la misura dell<text:span text:style-name="T41">a</text:span> <text:span text:style-name="T41">sensibilità della bilancia idrostatica – a piatti scarichi [Prot. 2.1]:</text:span></text:p>
      <text:p text:style-name="P72"/>
      <text:list xml:id="list4985447745780828246" text:style-name="L3">
        <text:list-item>
          <text:p text:style-name="P176">Procedendo come da <text:span text:style-name="T46">[Prot. 1]</text:span>, alla fase di carico dei piatti, si è posta una massa campione – di massa via via crescente – sul piatto sinistro della bilancia, finché essa non era sufficiente a produrre almeno sette (7) oscillazioni dell'indicatore, <text:span text:style-name="T46">aventi ampiezza complessiva maggiore di una divisione interpolata, al fine di minimizzare l'errore nel calcolo di tale sensibilità</text:span>.</text:p>
        </text:list-item>
      </text:list>
      <text:p text:style-name="P95"/>
      <text:list xml:id="list3620194176180" text:continue-numbering="true" text:style-name="L3">
        <text:list-item>
          <text:p text:style-name="P177">Sono stati letti i valori necessari al calcolo della nuova posizione di equilibrio della bilancia e annotati.</text:p>
        </text:list-item>
      </text:list>
      <text:p text:style-name="P96"/>
      <text:list xml:id="list3620662326544" text:continue-numbering="true" text:style-name="L3">
        <text:list-item>
          <text:p text:style-name="P171"><text:span text:style-name="T45">E' stato ripetuto il medesimo procedimento per il piatto di destra</text:span>.</text:p>
        </text:list-item>
      </text:list>
      <text:p text:style-name="P4"/>
      <text:p text:style-name="P50">Per la misura dell<text:span text:style-name="T41">a</text:span> <text:span text:style-name="T41">sensibilità della bilancia idrostatica – a piatti carichi [Prot. 2.2]:</text:span></text:p>
      <text:p text:style-name="P74"/>
      <text:list xml:id="list2694570283168576535" text:style-name="L4">
        <text:list-item>
          <text:p text:style-name="P178">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96"/>
      <text:list xml:id="list3621409833458" text:continue-numbering="true" text:style-name="L4">
        <text:list-item>
          <text:p text:style-name="P172"><text:span text:style-name="T45">Si è seguito un protocollo analogo a [Prot. 2.1], avendo cura di non rimuovere mai dai due piatti le masse poste al punto 1</text:span>.</text:p>
        </text:list-item>
      </text:list>
      <text:p text:style-name="P203">Per la pesata in immersione [Prot. 3]:</text:p>
      <text:p text:style-name="P75"/>
      <text:list xml:id="list5449229323980973283" text:style-name="L5">
        <text:list-item>
          <text:p text:style-name="P173"><text:span text:style-name="T46">Si è seguito il [Prot. 1], con un'unica eccezione relativa alla </text:span><text:span text:style-name="T15">lettura in oscillazione</text:span><text:span text:style-name="T46">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97"/>
      <text:list xml:id="list3620972122151" text:continue-numbering="true" text:style-name="L5">
        <text:list-item>
          <text:p text:style-name="P179">Nel caso sia stato necessario immergere il corpo da pesare in immersione in un fluido (aria compresa), si è caricato – con le masse campione – uno dei due piatti, come di consueto, mentre si è lasciato scarico l'altro.</text:p>
        </text:list-item>
      </text:list>
      <text:p text:style-name="P97"/>
      <text:list xml:id="list3620633565800" text:continue-numbering="true" text:style-name="L5">
        <text:list-item>
          <text:p text:style-name="P173"><text:span text:style-name="T46">Prima di caricare il corpo di massa incognita, è stato necessario legarlo ad un filo di lunghezza opportuna e bloccare quest'ultimo, con un ulteriore nodo, al gancio sottostante all'altro piatto</text:span>. </text:p>
        </text:list-item>
      </text:list>
      <text:p text:style-name="P97"/>
      <text:list xml:id="list3620980598207" text:continue-numbering="true" text:style-name="L5">
        <text:list-item>
          <text:p text:style-name="P173"><text:span text:style-name="T47">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18"/>
      <text:p text:style-name="P59"><text:span text:style-name="T63">NOTA:</text:span><text:span text:style-name="T35"> </text:span><text:span text:style-name="T36">Vista la necessità, nel corso di tale esperienza, di riportare la bilancia all'equilibrio dopo aver caricato i piatti rispettivamente con un oggetto di peso incognito e una massa campione, esso si è considerato raggiunto qualora la posizione dell'indicatore sull'indice fosse coincidente con quella da esso raggiunta a piatti scarichi.</text:span></text:p>
      <text:p text:style-name="P6"/>
      <text:p text:style-name="P188">Misure supplementari – Lunghezza (Calibro centesimale digitale) [Prot. 4.1]:</text:p>
      <text:p text:style-name="P76"/>
      <text:list xml:id="list8774389609858718077" text:style-name="L6">
        <text:list-item>
          <text:p text:style-name="P180">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166"><text:s/></text:p>
        </text:list-item>
        <text:list-item>
          <text:p text:style-name="P181">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7"/>
      <text:p text:style-name="P189">Misure supplementari – Massa (Bilancia digitale) [Prot. 4.2]:</text:p>
      <text:p text:style-name="P77"/>
      <text:list xml:id="list262837097238637261" text:style-name="L7">
        <text:list-item>
          <text:p text:style-name="P182">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167"><text:s/></text:p>
        </text:list-item>
        <text:list-item>
          <text:p text:style-name="P183">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45"/>
      <text:p text:style-name="P44"/>
      <text:p text:style-name="P67">Sezione I<text:span text:style-name="T48">V</text:span> <text:span text:style-name="T1">– </text:span><text:span text:style-name="T17">Descrizione della </text:span><text:span text:style-name="T20">presa dati </text:span><text:span text:style-name="T21">loro analisi</text:span></text:p>
      <text:p text:style-name="P71"/>
      <text:p text:style-name="P190">Determinazione della posizione di equilibrio della bilancia a piatti scarichi:</text:p>
      <text:p text:style-name="P88"/>
      <text:p text:style-name="P8">Come <text:span text:style-name="T49">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04"/>
      <text:p text:style-name="P10"/>
      <text:p text:style-name="P10"><text:soft-page-break/>Per convenzione si è attribuito segno più (+) alle posizioni a destra della tacca centrale e segno meno (-) a quelle spostate a sinistra.</text:p>
      <text:p text:style-name="P105"><text:s/></text:p>
      <text:p text:style-name="P33">Le posizioni di zero rilevate all'inizio delle varie fasi dell'esperienza sono state:</text:p>
      <text:p text:style-name="P107"/>
      <text:p text:style-name="P60">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0">con “div” il numero di divisioni dell'indice.</text:span></text:p>
      <text:p text:style-name="P61"><text:span text:style-name="T50">Misura della sens. a piatti carichi: </text:span><text:span text:style-name="T40"><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0">con “div” il numero di divisioni dell'indice.</text:span></text:p>
      <text:p text:style-name="P61"><text:span text:style-name="T50">Pesata in immersione:</text:span><text:span text:style-name="T40"> </text:span><text:span text:style-name="T40"><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0">con “div” il numero di divisioni dell'indice.</text:span></text:p>
      <text:p text:style-name="P122"/>
      <text:p text:style-name="P62"><text:span text:style-name="T40">V</text:span><text:span text:style-name="T39">ista la difficoltà di interpolare ad occhio le posizioni dell'indicatore sull'indice fino al decimo di divisione, senza compiere errori rilevanti, è stato posto: </text:span><text:span text:style-name="T39"><draw:frame draw:style-name="fr1" draw:name="Oggetto23" text:anchor-type="as-char" svg:y="-0.386cm" svg:width="2.746cm" svg:height="0.542cm" draw:z-index="100"><draw:object xlink:href="./Object 23" xlink:type="simple" xlink:show="embed" xlink:actuate="onLoad"/><draw:image xlink:href="./ObjectReplacements/Object 23" xlink:type="simple" xlink:show="embed" xlink:actuate="onLoad"/></draw:frame></text:span><text:span text:style-name="T39">con </text:span><text:span text:style-name="T39"><draw:frame draw:style-name="fr1" draw:name="Oggetto24" text:anchor-type="as-char" svg:y="-0.386cm" svg:width="1.199cm" svg:height="0.542cm" draw:z-index="101"><draw:object xlink:href="./Object 24" xlink:type="simple" xlink:show="embed" xlink:actuate="onLoad"/><draw:image xlink:href="./ObjectReplacements/Object 24" xlink:type="simple" xlink:show="embed" xlink:actuate="onLoad"/></draw:frame></text:span><text:span text:style-name="T39">l'errore sulla posizione di </text:span><text:span text:style-name="T39"><draw:frame draw:style-name="fr1" draw:name="Oggetto25" text:anchor-type="as-char" svg:y="-0.377cm" svg:width="0.566cm" svg:height="0.533cm" draw:z-index="102"><draw:object xlink:href="./Object 25" xlink:type="simple" xlink:show="embed" xlink:actuate="onLoad"/><draw:image xlink:href="./ObjectReplacements/Object 25" xlink:type="simple" xlink:show="embed" xlink:actuate="onLoad"/><svg:desc>formula</svg:desc></draw:frame></text:span></text:p>
      <text:p text:style-name="P51"><text:span text:style-name="T48">Determinazione della posizione di equilibrio della bilancia con </text:span><text:span text:style-name="T13">lettura in oscillazione</text:span><text:span text:style-name="T48">:</text:span></text:p>
      <text:p text:style-name="P87"/>
      <text:p text:style-name="P9">Come <text:span text:style-name="T49">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0">.</text:span></text:p>
      <text:p text:style-name="P108"/>
      <text:p text:style-name="P184">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09"/>
      <text:p text:style-name="P11">Pertanto si può velocizzare e rendere più accurato il processo andando a considerare il moto dell'indicatore sull'indice di tipo armonico smorzato e calcolare la posizione di equilibrio senza attendere il suo arresto.</text:p>
      <text:p text:style-name="P109"/>
      <text:p text:style-name="P11">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98"/>
      <text:p text:style-name="P11"><draw:frame draw:style-name="fr1" draw:name="Oggetto4" text:anchor-type="as-char" svg:y="-0.75cm" svg:width="5.521cm" svg:height="1.185cm" draw:z-index="20"><draw:object xlink:href="./Object 4" xlink:type="simple" xlink:show="embed" xlink:actuate="onLoad"/><draw:image xlink:href="./ObjectReplacements/Object 4" xlink:type="simple" xlink:show="embed" xlink:actuate="onLoad"/></draw:frame></text:p>
      <text:p text:style-name="P11">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text:p>
      <text:p text:style-name="P112"/>
      <text:p text:style-name="P12">Avendo scelto di misurare i valori di massimo e minimo, detti genericamente <draw:frame draw:style-name="fr1" draw:name="Oggetto6" text:anchor-type="as-char" svg:y="-0.377cm" svg:width="0.51cm" svg:height="0.533cm" draw:z-index="5"><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6"><draw:object xlink:href="./Object 7" xlink:type="simple" xlink:show="embed" xlink:actuate="onLoad"/><draw:image xlink:href="./ObjectReplacements/Object 7" xlink:type="simple" xlink:show="embed" xlink:actuate="onLoad"/></draw:frame>. <text:s/><text:span text:style-name="T52">Tale errore è stato utilizzato anche per il calcolo</text:span></text:p>
      <text:p text:style-name="P78"/>
      <text:p text:style-name="P13">Pertanto, propagando gli errori massimi sul calcolo di <draw:frame draw:style-name="fr1" draw:name="Oggetto8" text:anchor-type="as-char" svg:y="-0.377cm" svg:width="0.683cm" svg:height="0.533cm" draw:z-index="7"><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8"><draw:object xlink:href="./Object 9" xlink:type="simple" xlink:show="embed" xlink:actuate="onLoad"/><draw:image xlink:href="./ObjectReplacements/Object 9" xlink:type="simple" xlink:show="embed" xlink:actuate="onLoad"/></draw:frame></text:p>
      <text:p text:style-name="P12"/>
      <text:p text:style-name="P191">Determinazione della sensibilità a piatti scarichi:</text:p>
      <text:p text:style-name="P89"/>
      <text:p text:style-name="P14">Per il calcolo della sensibilità della bilancia a piatti scarichi, procediamo come da [Prot. 2.1] e otteniamo il valore della sensibilità in divisioni su massa, come da definizione:</text:p>
      <text:p text:style-name="P14"><draw:frame draw:style-name="fr1" draw:name="Oggetto10" text:anchor-type="as-char" svg:y="-0.619cm" svg:width="2.932cm" svg:height="1.041cm" draw:z-index="9"><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0"><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11"><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12"><draw:object xlink:href="./Object 13" xlink:type="simple" xlink:show="embed" xlink:actuate="onLoad"/><draw:image xlink:href="./ObjectReplacements/Object 13" xlink:type="simple" xlink:show="embed" xlink:actuate="onLoad"/><svg:desc>formula</svg:desc></draw:frame><text:span text:style-name="T51">è la variazione del valore vero della massa caricata sul piatto più pesante, coincidente con quello della massa campione posta su di esso, in quanto la si suppone priva di errore.</text:span></text:p>
      <text:p text:style-name="P16"/>
      <text:p text:style-name="P16"><text:soft-page-break/>Pertanto: <draw:frame draw:style-name="fr1" draw:name="Oggetto14" text:anchor-type="as-char" svg:y="-0.684cm" svg:width="1.688cm" svg:height="1.065cm" draw:z-index="13"><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14"><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15"><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25"><draw:object xlink:href="./Object 21" xlink:type="simple" xlink:show="embed" xlink:actuate="onLoad"/><draw:image xlink:href="./ObjectReplacements/Object 21" xlink:type="simple" xlink:show="embed" xlink:actuate="onLoad"/><svg:desc>formula</svg:desc></draw:frame>.</text:p>
      <text:p text:style-name="P106"><text:s/></text:p>
      <text:p text:style-name="P17">Propagando gli errori massimi su <draw:frame draw:style-name="fr1" draw:name="Oggetto26" text:anchor-type="as-char" svg:y="-0.377cm" svg:width="1.007cm" svg:height="0.533cm" draw:z-index="81"><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82"><draw:object xlink:href="./Object 27" xlink:type="simple" xlink:show="embed" xlink:actuate="onLoad"/><draw:image xlink:href="./ObjectReplacements/Object 27" xlink:type="simple" xlink:show="embed" xlink:actuate="onLoad"/><svg:desc>formula</svg:desc></draw:frame></text:p>
      <text:p text:style-name="P113"/>
      <text:p text:style-name="P16">Detta pertanto <draw:frame draw:style-name="fr1" draw:name="Oggetto17" text:anchor-type="as-char" svg:y="-0.377cm" svg:width="0.547cm" svg:height="0.533cm" draw:z-index="16"><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17"><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18"><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6"><draw:frame draw:style-name="fr1" draw:name="Oggetto20" text:anchor-type="as-char" svg:y="-0.684cm" svg:width="2.058cm" svg:height="1.065cm" draw:z-index="19"><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21"><draw:object xlink:href="./Object 22" xlink:type="simple" xlink:show="embed" xlink:actuate="onLoad"/><draw:image xlink:href="./ObjectReplacements/Object 22" xlink:type="simple" xlink:show="embed" xlink:actuate="onLoad"/><svg:desc>formula</svg:desc></draw:frame>.</text:p>
      <text:p text:style-name="P106"><text:s/></text:p>
      <text:p text:style-name="P18"/>
      <text:p text:style-name="P18"/>
      <text:p text:style-name="P18">Poiché si suppone che la massa campione <draw:frame draw:style-name="fr1" draw:name="Oggetto28" text:anchor-type="as-char" svg:y="-0.377cm" svg:width="0.841cm" svg:height="0.469cm" draw:z-index="27"><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8"><draw:frame draw:style-name="fr1" draw:name="Oggetto29" text:anchor-type="as-char" svg:y="-0.693cm" svg:width="2.926cm" svg:height="1.074cm" draw:z-index="28"><draw:object xlink:href="./Object 29" xlink:type="simple" xlink:show="embed" xlink:actuate="onLoad"/><draw:image xlink:href="./ObjectReplacements/Object 29" xlink:type="simple" xlink:show="embed" xlink:actuate="onLoad"/></draw:frame>.</text:p>
      <text:p text:style-name="P82"/>
      <text:p text:style-name="P19">Per il valore di massa <draw:frame draw:style-name="fr1" draw:name="Oggetto30" text:anchor-type="as-char" svg:y="-0.377cm" svg:width="0.841cm" svg:height="0.469cm" draw:z-index="29"><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14"/>
      <text:p text:style-name="P19">Di seguito sono riportati i valori di massimo e minimo raggiunti dall'indicatore sull'incide durante il processo di misura della sensibilità della bilancia a piatti scarichi.</text:p>
      <text:p text:style-name="P114"/>
      <text:p text:style-name="P56">A <text:span text:style-name="T54">destra</text:span>:</text:p>
      <text:p text:style-name="P79"/>
      <table:table table:name="Tab1" table:style-name="Tab1">
        <table:table-column table:style-name="Tab1.A"/>
        <table:table-column table:style-name="Tab1.B"/>
        <table:table-column table:style-name="Tab1.C"/>
        <table:table-row>
          <table:table-cell table:style-name="Tab1.A1" office:value-type="string">
            <text:p text:style-name="P159">Valori di massimo/minimo<draw:frame draw:style-name="fr1" draw:name="Oggetto31" text:anchor-type="as-char" svg:y="-0.377cm" svg:width="0.51cm" svg:height="0.533cm" draw:z-index="30"><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59"><draw:frame draw:style-name="fr1" draw:name="Oggetto32" text:anchor-type="as-char" svg:y="-0.386cm" svg:width="1.141cm" svg:height="0.542cm" draw:z-index="31"><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59">Note</text:p>
          </table:table-cell>
        </table:table-row>
        <table:table-row>
          <table:table-cell table:style-name="Tab1.A2" office:value-type="string">
            <text:p text:style-name="P153">-<text:span text:style-name="T53">3.1 div</text:span></text:p>
          </table:table-cell>
          <table:table-cell table:style-name="Tab1.A2" table:number-rows-spanned="7" office:value-type="string">
            <text:p text:style-name="P153"><draw:frame draw:style-name="fr1" draw:name="Oggetto33" text:anchor-type="as-char" svg:y="-0.377cm" svg:width="1.743cm" svg:height="0.469cm" draw:z-index="32"><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56">trascurato</text:p>
          </table:table-cell>
        </table:table-row>
        <table:table-row>
          <table:table-cell table:style-name="Tab1.A2" office:value-type="string">
            <text:p text:style-name="P153">-<text:span text:style-name="T53">1.0 div</text:span></text:p>
          </table:table-cell>
          <table:covered-table-cell/>
          <table:table-cell table:style-name="Tab1.C2" office:value-type="string">
            <text:p text:style-name="P156">trascurato</text:p>
          </table:table-cell>
        </table:table-row>
        <table:table-row>
          <table:table-cell table:style-name="Tab1.A2" office:value-type="string">
            <text:p text:style-name="P153">-<text:span text:style-name="T53">2.2 div</text:span></text:p>
          </table:table-cell>
          <table:covered-table-cell/>
          <table:table-cell table:style-name="Tab1.C2" table:number-rows-spanned="5" office:value-type="string">
            <text:p text:style-name="P153"><draw:frame draw:style-name="fr1" draw:name="Oggetto34" text:anchor-type="as-char" svg:y="-0.377cm" svg:width="3.274cm" svg:height="0.533cm" draw:z-index="33"><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53">-<text:span text:style-name="T53">1.8 div</text:span></text:p>
          </table:table-cell>
          <table:covered-table-cell/>
          <table:covered-table-cell/>
        </table:table-row>
        <table:table-row>
          <table:table-cell table:style-name="Tab1.A2" office:value-type="string">
            <text:p text:style-name="P153">-<text:span text:style-name="T53">2.0 div</text:span></text:p>
          </table:table-cell>
          <table:covered-table-cell/>
          <table:covered-table-cell/>
        </table:table-row>
        <table:table-row>
          <table:table-cell table:style-name="Tab1.A2" office:value-type="string">
            <text:p text:style-name="P153">-<text:span text:style-name="T53">1.9 div</text:span></text:p>
          </table:table-cell>
          <table:covered-table-cell/>
          <table:covered-table-cell/>
        </table:table-row>
        <table:table-row>
          <table:table-cell table:style-name="Tab1.A2" office:value-type="string">
            <text:p text:style-name="P153">-<text:span text:style-name="T53">2.0 div</text:span></text:p>
          </table:table-cell>
          <table:covered-table-cell/>
          <table:covered-table-cell/>
        </table:table-row>
      </table:table>
      <text:p text:style-name="P19"/>
      <text:p text:style-name="P22">Da cui il valore di <draw:frame draw:style-name="fr1" draw:name="Oggetto35" text:anchor-type="as-char" svg:y="-0.377cm" svg:width="3.288cm" svg:height="0.533cm" draw:z-index="34"><draw:object xlink:href="./Object 35" xlink:type="simple" xlink:show="embed" xlink:actuate="onLoad"/><draw:image xlink:href="./ObjectReplacements/Object 35" xlink:type="simple" xlink:show="embed" xlink:actuate="onLoad"/><svg:desc>formula</svg:desc></draw:frame>.</text:p>
      <text:p text:style-name="P25">Ed infine la sensibilità per il piatto di destra: <draw:frame draw:style-name="fr1" draw:name="Oggetto36" text:anchor-type="as-char" svg:y="-0.439cm" svg:width="4.38cm" svg:height="0.594cm" draw:z-index="35"><draw:object xlink:href="./Object 36" xlink:type="simple" xlink:show="embed" xlink:actuate="onLoad"/><draw:image xlink:href="./ObjectReplacements/Object 36" xlink:type="simple" xlink:show="embed" xlink:actuate="onLoad"/><svg:desc>formula</svg:desc></draw:frame></text:p>
      <text:p text:style-name="P110"/>
      <text:p text:style-name="P57"/>
      <text:p text:style-name="P57"/>
      <text:p text:style-name="P57"/>
      <text:p text:style-name="P57"/>
      <text:p text:style-name="P57"/>
      <text:p text:style-name="P57"/>
      <text:p text:style-name="P57"/>
      <text:p text:style-name="P57"/>
      <text:p text:style-name="P57"/>
      <text:p text:style-name="P57"><text:soft-page-break/>A <text:span text:style-name="T55">sinistra</text:span>:</text:p>
      <text:p text:style-name="P80"/>
      <table:table table:name="Tabella1" table:style-name="Tabella1">
        <table:table-column table:style-name="Tabella1.A"/>
        <table:table-column table:style-name="Tabella1.B"/>
        <table:table-column table:style-name="Tabella1.C"/>
        <table:table-row>
          <table:table-cell table:style-name="Tabella1.A1" office:value-type="string">
            <text:p text:style-name="P160">Valori di massimo/minimo<draw:frame draw:style-name="fr1" draw:name="Oggetto38" text:anchor-type="as-char" svg:y="-0.377cm" svg:width="0.51cm" svg:height="0.533cm" draw:z-index="38"><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60"><draw:frame draw:style-name="fr1" draw:name="Oggetto39" text:anchor-type="as-char" svg:y="-0.386cm" svg:width="1.141cm" svg:height="0.542cm" draw:z-index="39"><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60">Note</text:p>
          </table:table-cell>
        </table:table-row>
        <table:table-row>
          <table:table-cell table:style-name="Tabella1.A2" office:value-type="string">
            <text:p text:style-name="P157">3.1 div</text:p>
          </table:table-cell>
          <table:table-cell table:style-name="Tabella1.A2" table:number-rows-spanned="7" office:value-type="string">
            <text:p text:style-name="P154"><draw:frame draw:style-name="fr1" draw:name="Oggetto40" text:anchor-type="as-char" svg:y="-0.377cm" svg:width="1.737cm" svg:height="0.467cm" draw:z-index="40"><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57">trascurato</text:p>
          </table:table-cell>
        </table:table-row>
        <table:table-row>
          <table:table-cell table:style-name="Tabella1.A2" office:value-type="string">
            <text:p text:style-name="P207">0.2 div</text:p>
          </table:table-cell>
          <table:covered-table-cell/>
          <table:table-cell table:style-name="Tabella1.C2" office:value-type="string">
            <text:p text:style-name="P157">trascurato</text:p>
          </table:table-cell>
        </table:table-row>
        <table:table-row>
          <table:table-cell table:style-name="Tabella1.A2" office:value-type="string">
            <text:p text:style-name="P207">2.1 div</text:p>
          </table:table-cell>
          <table:covered-table-cell/>
          <table:table-cell table:style-name="Tabella1.C2" table:number-rows-spanned="5" office:value-type="string">
            <text:p text:style-name="P154"><draw:frame draw:style-name="fr1" draw:name="Oggetto41" text:anchor-type="as-char" svg:y="-0.377cm" svg:width="2.969cm" svg:height="0.533cm" draw:z-index="41"><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207">1.2 div</text:p>
          </table:table-cell>
          <table:covered-table-cell/>
          <table:covered-table-cell/>
        </table:table-row>
        <table:table-row>
          <table:table-cell table:style-name="Tabella1.A2" office:value-type="string">
            <text:p text:style-name="P207">1.8 div</text:p>
          </table:table-cell>
          <table:covered-table-cell/>
          <table:covered-table-cell/>
        </table:table-row>
        <table:table-row>
          <table:table-cell table:style-name="Tabella1.A2" office:value-type="string">
            <text:p text:style-name="P207">1.6 div</text:p>
          </table:table-cell>
          <table:covered-table-cell/>
          <table:covered-table-cell/>
        </table:table-row>
        <table:table-row>
          <table:table-cell table:style-name="Tabella1.A2" office:value-type="string">
            <text:p text:style-name="P207">1.7 div</text:p>
          </table:table-cell>
          <table:covered-table-cell/>
          <table:covered-table-cell/>
        </table:table-row>
      </table:table>
      <text:p text:style-name="P20"/>
      <text:p text:style-name="P23">Da cui il valore di <draw:frame draw:style-name="fr1" draw:name="Oggetto42" text:anchor-type="as-char" svg:y="-0.377cm" svg:width="3.261cm" svg:height="0.533cm" draw:z-index="50"><draw:object xlink:href="./Object 42" xlink:type="simple" xlink:show="embed" xlink:actuate="onLoad"/><draw:image xlink:href="./ObjectReplacements/Object 42" xlink:type="simple" xlink:show="embed" xlink:actuate="onLoad"/><svg:desc>formula</svg:desc></draw:frame>.</text:p>
      <text:p text:style-name="P26">Ed infine la sensibilità per il piatto di destra: <draw:frame draw:style-name="fr1" draw:name="Oggetto37" text:anchor-type="as-char" svg:y="-0.439cm" svg:width="4.35cm" svg:height="0.594cm" draw:z-index="36"><draw:object xlink:href="./Object 37" xlink:type="simple" xlink:show="embed" xlink:actuate="onLoad"/><draw:image xlink:href="./ObjectReplacements/Object 37" xlink:type="simple" xlink:show="embed" xlink:actuate="onLoad"/><svg:desc>formula</svg:desc></draw:frame></text:p>
      <text:p text:style-name="P26"/>
      <text:p text:style-name="P28">Notiamo che i due valori di sensibilità trovati per il piatto destro e quello sinistro non soltanto sono compatibili tra loro, ma pure sono uguali.</text:p>
      <text:p text:style-name="P28">Pertanto, la sensibilità della bilancia a piatti scarichi – indipendentemente dal piatto considerato – è pari a:</text:p>
      <text:p text:style-name="P28"><draw:frame draw:style-name="fr1" draw:name="Oggetto43" text:anchor-type="as-char" svg:y="-0.439cm" svg:width="5.685cm" svg:height="0.594cm" draw:z-index="42"><draw:object xlink:href="./Object 43" xlink:type="simple" xlink:show="embed" xlink:actuate="onLoad"/><draw:image xlink:href="./ObjectReplacements/Object 43" xlink:type="simple" xlink:show="embed" xlink:actuate="onLoad"/><svg:desc>formula</svg:desc></draw:frame><text:span text:style-name="T56">dove l'errore </text:span><text:span text:style-name="T56"><draw:frame draw:style-name="fr1" draw:name="Oggetto44" text:anchor-type="as-char" svg:y="-0.693cm" svg:width="2.925cm" svg:height="1.071cm" draw:z-index="43"><draw:object xlink:href="./Object 44" xlink:type="simple" xlink:show="embed" xlink:actuate="onLoad"/><draw:image xlink:href="./ObjectReplacements/Object 44" xlink:type="simple" xlink:show="embed" xlink:actuate="onLoad"/><svg:desc>formula</svg:desc></draw:frame></text:span><text:span text:style-name="T56">è appunto pari a </text:span><text:span text:style-name="T56"><draw:frame draw:style-name="fr1" draw:name="Oggetto45" text:anchor-type="as-char" svg:y="-0.439cm" svg:width="2.538cm" svg:height="0.531cm" draw:z-index="44"><draw:object xlink:href="./Object 45" xlink:type="simple" xlink:show="embed" xlink:actuate="onLoad"/><draw:image xlink:href="./ObjectReplacements/Object 45" xlink:type="simple" xlink:show="embed" xlink:actuate="onLoad"/></draw:frame></text:span></text:p>
      <text:p text:style-name="P30">Per calcolare infine l'errore di sensibilità associato alle misure di mas<text:span text:style-name="T59">sa effettuate con la bilancia, ipoteticamente a piatti scarichi, occorre calcolare: </text:span><text:span text:style-name="T59"><draw:frame draw:style-name="fr1" draw:name="Oggetto46" text:anchor-type="as-char" svg:y="-0.623cm" svg:width="3.311cm" svg:height="1.002cm" draw:z-index="45"><draw:object xlink:href="./Object 46" xlink:type="simple" xlink:show="embed" xlink:actuate="onLoad"/><draw:image xlink:href="./ObjectReplacements/Object 46" xlink:type="simple" xlink:show="embed" xlink:actuate="onLoad"/><svg:desc>formula</svg:desc></draw:frame></text:span><text:span text:style-name="T60">e pertanto, tale errore sarà uguale a:</text:span></text:p>
      <text:p text:style-name="P34"><draw:frame draw:style-name="fr1" draw:name="Oggetto47" text:anchor-type="as-char" svg:y="-0.623cm" svg:width="6.355cm" svg:height="1.002cm" draw:z-index="46"><draw:object xlink:href="./Object 47" xlink:type="simple" xlink:show="embed" xlink:actuate="onLoad"/><draw:image xlink:href="./ObjectReplacements/Object 47" xlink:type="simple" xlink:show="embed" xlink:actuate="onLoad"/><svg:desc>formula</svg:desc></draw:frame>.</text:p>
      <text:p text:style-name="P36"/>
      <text:p text:style-name="P192">Determinazione della sensibilità a piatti carichi:</text:p>
      <text:p text:style-name="P90"/>
      <text:p text:style-name="P15">Per il calcolo della sensibilità della bilancia a piatti carichi, procediamo come da [Prot. 2.<text:span text:style-name="T57">2</text:span>] e <text:span text:style-name="T57">seguiamo le stesse modalità adottate nel suo calcolo a piatti scarichi, con l'unica differenza di mantenere costantemente sui piatti della bilancia due masse (una per piatto) uguali.</text:span></text:p>
      <text:p text:style-name="P32">L'entità di tale massa è da determinarsi in base al valore per il quale si è interessati a determinare la sensibilità dello strumento (infatti per la bilancia idrostatica S è funzione della massa presente sui piatti).</text:p>
      <text:p text:style-name="P99"/>
      <text:p text:style-name="P32">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16"/>
      <text:p text:style-name="P32">L'oggetto scelto per la misura di densità è risultato avere una massa di <draw:frame draw:style-name="fr1" draw:name="Oggetto48" text:anchor-type="as-char" svg:y="-0.377cm" svg:width="3.882cm" svg:height="0.533cm" draw:z-index="47"><draw:object xlink:href="./Object 48" xlink:type="simple" xlink:show="embed" xlink:actuate="onLoad"/><draw:image xlink:href="./ObjectReplacements/Object 48" xlink:type="simple" xlink:show="embed" xlink:actuate="onLoad"/></draw:frame>.</text:p>
      <text:p text:style-name="P32">La massa con cui sono stati caricati i due piatti della bilancia per il calcolo di sensibilità è stata pertanto <text:span text:style-name="T58">di 10</text:span>: <draw:frame draw:style-name="fr1" draw:name="Oggetto49" text:anchor-type="as-char" svg:y="-0.377cm" svg:width="1.686cm" svg:height="0.469cm" draw:z-index="48"><draw:object xlink:href="./Object 49" xlink:type="simple" xlink:show="embed" xlink:actuate="onLoad"/><draw:image xlink:href="./ObjectReplacements/Object 49" xlink:type="simple" xlink:show="embed" xlink:actuate="onLoad"/></draw:frame>.</text:p>
      <text:p text:style-name="P116"/>
      <text:p text:style-name="P21"><text:span text:style-name="T58">In analogia con quanto fatto in precedenza, d</text:span>i seguito sono riportati i valori di massimo e minimo raggiunti dall'indicatore sull'incide durante il processo di misura della sensibilità della bilancia a piatti carichi <text:span text:style-name="T58">(a 10 g)</text:span>.</text:p>
      <text:p text:style-name="P115"/>
      <text:p text:style-name="P58"/>
      <text:p text:style-name="P58"/>
      <text:p text:style-name="P58"/>
      <text:p text:style-name="P58"/>
      <text:p text:style-name="P58"><text:soft-page-break/>A <text:span text:style-name="T54">destra</text:span>:</text:p>
      <text:p text:style-name="P81"/>
      <table:table table:name="Tabella2" table:style-name="Tabella2">
        <table:table-column table:style-name="Tabella2.A"/>
        <table:table-column table:style-name="Tabella2.B"/>
        <table:table-column table:style-name="Tabella2.C"/>
        <table:table-row>
          <table:table-cell table:style-name="Tabella2.A1" office:value-type="string">
            <text:p text:style-name="P161">Valori di massimo/minimo<draw:frame draw:style-name="fr1" draw:name="Oggetto51" text:anchor-type="as-char" svg:y="-0.377cm" svg:width="0.51cm" svg:height="0.533cm" draw:z-index="51"><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61"><draw:frame draw:style-name="fr1" draw:name="Oggetto52" text:anchor-type="as-char" svg:y="-0.386cm" svg:width="1.141cm" svg:height="0.542cm" draw:z-index="52"><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61">Note</text:p>
          </table:table-cell>
        </table:table-row>
        <table:table-row>
          <table:table-cell table:style-name="Tabella2.A2" office:value-type="string">
            <text:p text:style-name="P155">-<text:span text:style-name="T53">3.1 div</text:span></text:p>
          </table:table-cell>
          <table:table-cell table:style-name="Tabella2.A2" table:number-rows-spanned="7" office:value-type="string">
            <text:p text:style-name="P155"><draw:frame draw:style-name="fr1" draw:name="Oggetto53" text:anchor-type="as-char" svg:y="-0.377cm" svg:width="1.743cm" svg:height="0.469cm" draw:z-index="53"><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58">trascurato</text:p>
          </table:table-cell>
        </table:table-row>
        <table:table-row>
          <table:table-cell table:style-name="Tabella2.A2" office:value-type="string">
            <text:p text:style-name="P155">-<text:span text:style-name="T53">1.0 div</text:span></text:p>
          </table:table-cell>
          <table:covered-table-cell/>
          <table:table-cell table:style-name="Tabella2.C2" office:value-type="string">
            <text:p text:style-name="P158">trascurato</text:p>
          </table:table-cell>
        </table:table-row>
        <table:table-row>
          <table:table-cell table:style-name="Tabella2.A2" office:value-type="string">
            <text:p text:style-name="P155">-<text:span text:style-name="T53">2.1 div</text:span></text:p>
          </table:table-cell>
          <table:covered-table-cell/>
          <table:table-cell table:style-name="Tabella2.C2" table:number-rows-spanned="5" office:value-type="string">
            <text:p text:style-name="P155"><draw:frame draw:style-name="fr1" draw:name="Oggetto54" text:anchor-type="as-char" svg:y="-0.377cm" svg:width="3.274cm" svg:height="0.533cm" draw:z-index="54"><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55">-<text:span text:style-name="T53">1.9 div</text:span></text:p>
          </table:table-cell>
          <table:covered-table-cell/>
          <table:covered-table-cell/>
        </table:table-row>
        <table:table-row>
          <table:table-cell table:style-name="Tabella2.A2" office:value-type="string">
            <text:p text:style-name="P155">-<text:span text:style-name="T53">2.0 div</text:span></text:p>
          </table:table-cell>
          <table:covered-table-cell/>
          <table:covered-table-cell/>
        </table:table-row>
        <table:table-row>
          <table:table-cell table:style-name="Tabella2.A2" office:value-type="string">
            <text:p text:style-name="P155">-<text:span text:style-name="T53">1.9 div</text:span></text:p>
          </table:table-cell>
          <table:covered-table-cell/>
          <table:covered-table-cell/>
        </table:table-row>
        <table:table-row>
          <table:table-cell table:style-name="Tabella2.A2" office:value-type="string">
            <text:p text:style-name="P155">-<text:span text:style-name="T53">2.0 div</text:span></text:p>
          </table:table-cell>
          <table:covered-table-cell/>
          <table:covered-table-cell/>
        </table:table-row>
      </table:table>
      <text:p text:style-name="P21"/>
      <text:p text:style-name="P24">Da cui il valore di <draw:frame draw:style-name="fr1" draw:name="Oggetto55" text:anchor-type="as-char" svg:y="-0.377cm" svg:width="3.29cm" svg:height="0.533cm" draw:z-index="83"><draw:object xlink:href="./Object 55" xlink:type="simple" xlink:show="embed" xlink:actuate="onLoad"/><draw:image xlink:href="./ObjectReplacements/Object 55" xlink:type="simple" xlink:show="embed" xlink:actuate="onLoad"/><svg:desc>formula</svg:desc></draw:frame>.</text:p>
      <text:p text:style-name="P27">Ed infine la sensibilità per il piatto di destra: <draw:frame draw:style-name="fr1" draw:name="Oggetto56" text:anchor-type="as-char" svg:y="-0.439cm" svg:width="4.38cm" svg:height="0.594cm" draw:z-index="84"><draw:object xlink:href="./Object 56" xlink:type="simple" xlink:show="embed" xlink:actuate="onLoad"/><draw:image xlink:href="./ObjectReplacements/Object 56" xlink:type="simple" xlink:show="embed" xlink:actuate="onLoad"/><svg:desc>formula</svg:desc></draw:frame></text:p>
      <text:p text:style-name="P111"/>
      <text:p text:style-name="P58">A <text:span text:style-name="T55">sinistra</text:span>:</text:p>
      <text:p text:style-name="P81"/>
      <table:table table:name="Tabella3" table:style-name="Tabella3">
        <table:table-column table:style-name="Tabella3.A"/>
        <table:table-column table:style-name="Tabella3.B"/>
        <table:table-column table:style-name="Tabella3.C"/>
        <table:table-row>
          <table:table-cell table:style-name="Tabella3.A1" office:value-type="string">
            <text:p text:style-name="P161">Valori di massimo/minimo<draw:frame draw:style-name="fr1" draw:name="Oggetto57" text:anchor-type="as-char" svg:y="-0.377cm" svg:width="0.51cm" svg:height="0.533cm" draw:z-index="57"><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61"><draw:frame draw:style-name="fr1" draw:name="Oggetto58" text:anchor-type="as-char" svg:y="-0.386cm" svg:width="1.141cm" svg:height="0.542cm" draw:z-index="58"><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61">Note</text:p>
          </table:table-cell>
        </table:table-row>
        <table:table-row>
          <table:table-cell table:style-name="Tabella3.A2" office:value-type="string">
            <text:p text:style-name="P208">2.3 div</text:p>
          </table:table-cell>
          <table:table-cell table:style-name="Tabella3.A2" table:number-rows-spanned="7" office:value-type="string">
            <text:p text:style-name="P155"><draw:frame draw:style-name="fr1" draw:name="Oggetto59" text:anchor-type="as-char" svg:y="-0.377cm" svg:width="1.737cm" svg:height="0.467cm" draw:z-index="59"><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58">trascurato</text:p>
          </table:table-cell>
        </table:table-row>
        <table:table-row>
          <table:table-cell table:style-name="Tabella3.A2" office:value-type="string">
            <text:p text:style-name="P208">0.5 div</text:p>
          </table:table-cell>
          <table:covered-table-cell/>
          <table:table-cell table:style-name="Tabella3.C2" office:value-type="string">
            <text:p text:style-name="P158">trascurato</text:p>
          </table:table-cell>
        </table:table-row>
        <table:table-row>
          <table:table-cell table:style-name="Tabella3.A2" office:value-type="string">
            <text:p text:style-name="P208">1.8 div</text:p>
          </table:table-cell>
          <table:covered-table-cell/>
          <table:table-cell table:style-name="Tabella3.C2" table:number-rows-spanned="5" office:value-type="string">
            <text:p text:style-name="P155"><draw:frame draw:style-name="fr1" draw:name="Oggetto60" text:anchor-type="as-char" svg:y="-0.377cm" svg:width="2.963cm" svg:height="0.533cm" draw:z-index="60"><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208">1.1 div</text:p>
          </table:table-cell>
          <table:covered-table-cell/>
          <table:covered-table-cell/>
        </table:table-row>
        <table:table-row>
          <table:table-cell table:style-name="Tabella3.A2" office:value-type="string">
            <text:p text:style-name="P208">1.5 div</text:p>
          </table:table-cell>
          <table:covered-table-cell/>
          <table:covered-table-cell/>
        </table:table-row>
        <table:table-row>
          <table:table-cell table:style-name="Tabella3.A2" office:value-type="string">
            <text:p text:style-name="P208">1.2 div</text:p>
          </table:table-cell>
          <table:covered-table-cell/>
          <table:covered-table-cell/>
        </table:table-row>
        <table:table-row>
          <table:table-cell table:style-name="Tabella3.A2" office:value-type="string">
            <text:p text:style-name="P208">1.4 div</text:p>
          </table:table-cell>
          <table:covered-table-cell/>
          <table:covered-table-cell/>
        </table:table-row>
      </table:table>
      <text:p text:style-name="P21"/>
      <text:p text:style-name="P24">Da cui il valore di <draw:frame draw:style-name="fr1" draw:name="Oggetto61" text:anchor-type="as-char" svg:y="-0.377cm" svg:width="3.261cm" svg:height="0.533cm" draw:z-index="72"><draw:object xlink:href="./Object 61" xlink:type="simple" xlink:show="embed" xlink:actuate="onLoad"/><draw:image xlink:href="./ObjectReplacements/Object 61" xlink:type="simple" xlink:show="embed" xlink:actuate="onLoad"/><svg:desc>formula</svg:desc></draw:frame>.</text:p>
      <text:p text:style-name="P27">Ed infine la sensibilità per il piatto di destra: <draw:frame draw:style-name="fr1" draw:name="Oggetto50" text:anchor-type="as-char" svg:y="-0.439cm" svg:width="4.35cm" svg:height="0.594cm" draw:z-index="49"><draw:object xlink:href="./Object 50" xlink:type="simple" xlink:show="embed" xlink:actuate="onLoad"/><draw:image xlink:href="./ObjectReplacements/Object 50" xlink:type="simple" xlink:show="embed" xlink:actuate="onLoad"/><svg:desc>formula</svg:desc></draw:frame></text:p>
      <text:p text:style-name="P115"/>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62" text:anchor-type="as-char" svg:y="-0.439cm" svg:width="5.685cm" svg:height="0.594cm" draw:z-index="61"><draw:object xlink:href="./Object 62" xlink:type="simple" xlink:show="embed" xlink:actuate="onLoad"/><draw:image xlink:href="./ObjectReplacements/Object 62" xlink:type="simple" xlink:show="embed" xlink:actuate="onLoad"/><svg:desc>formula</svg:desc></draw:frame><text:span text:style-name="T56">dove l'errore </text:span><text:span text:style-name="T56"><draw:frame draw:style-name="fr1" draw:name="Oggetto63" text:anchor-type="as-char" svg:y="-0.693cm" svg:width="2.925cm" svg:height="1.071cm" draw:z-index="62"><draw:object xlink:href="./Object 63" xlink:type="simple" xlink:show="embed" xlink:actuate="onLoad"/><draw:image xlink:href="./ObjectReplacements/Object 63" xlink:type="simple" xlink:show="embed" xlink:actuate="onLoad"/><svg:desc>formula</svg:desc></draw:frame></text:span><text:span text:style-name="T56">è appunto pari a </text:span><text:span text:style-name="T56"><draw:frame draw:style-name="fr1" draw:name="Oggetto64" text:anchor-type="as-char" svg:y="-0.439cm" svg:width="2.538cm" svg:height="0.531cm" draw:z-index="63"><draw:object xlink:href="./Object 64" xlink:type="simple" xlink:show="embed" xlink:actuate="onLoad"/><draw:image xlink:href="./ObjectReplacements/Object 64" xlink:type="simple" xlink:show="embed" xlink:actuate="onLoad"/><svg:desc>formula</svg:desc></draw:frame></text:span></text:p>
      <text:p text:style-name="P117"/>
      <text:p text:style-name="P31"><text:span text:style-name="T62">Calcoliamo in maniera esattamente analoga a prima</text:span> l'errore di sensibilità associato alle misure di mas<text:span text:style-name="T59">sa effettuate con la bilancia, </text:span><text:span text:style-name="T61">a piatti carichi con 10 g</text:span><text:span text:style-name="T60">:</text:span></text:p>
      <text:p text:style-name="P35"><draw:frame draw:style-name="fr1" draw:name="Oggetto65" text:anchor-type="as-char" svg:y="-0.623cm" svg:width="6.355cm" svg:height="1.002cm" draw:z-index="64"><draw:object xlink:href="./Object 65" xlink:type="simple" xlink:show="embed" xlink:actuate="onLoad"/><draw:image xlink:href="./ObjectReplacements/Object 65" xlink:type="simple" xlink:show="embed" xlink:actuate="onLoad"/><svg:desc>formula</svg:desc></draw:frame>.</text:p>
      <text:p text:style-name="P119"/>
      <text:p text:style-name="P37">In conclusione, pertanto, è lecito affermare che non sussistono apprezzabili variazioni di sensibilità per la bilancia idrostatica utilizzata, tra la condizione a piatti scarichi e quella a piatti caricati con una massa di 10 g.</text:p>
      <text:p text:style-name="P38">E in misura analoga non varierà l'errore di sensibilità.</text:p>
      <text:p text:style-name="P35"/>
      <text:p text:style-name="P52"/>
      <text:p text:style-name="P52"/>
      <text:p text:style-name="P193"><text:soft-page-break/>Misura della densità:</text:p>
      <text:p text:style-name="P91"/>
      <text:p text:style-name="P39">Il principio di funzionamento della bilancia idrostatica per il calcolo della densità di un oggetto impermeabile (tale cioè da non alterare le sue proprietà una volta immerso in un fluido, come l'acqua) sfrutta il Principio di Archimede e la forza di archimedea che un fluido esercita – dal basso verso l'alto, in verso opposto al suo peso – su di un corpo immerso al suo interno per un certo volume.</text:p>
      <text:p text:style-name="P100"/>
      <text:p text:style-name="P39">Tale forza, in modulo, è pari a: <draw:frame draw:style-name="fr1" draw:name="Oggetto66" text:anchor-type="as-char" svg:y="-0.377cm" svg:width="3.953cm" svg:height="0.533cm" draw:z-index="65"><draw:object xlink:href="./Object 66" xlink:type="simple" xlink:show="embed" xlink:actuate="onLoad"/><draw:image xlink:href="./ObjectReplacements/Object 66" xlink:type="simple" xlink:show="embed" xlink:actuate="onLoad"/></draw:frame>, <text:span text:style-name="T64">dove g è l'accelerazione di gravità alla superficie terrestre, V è il volume immerso del corpo e </text:span><text:span text:style-name="T64"><draw:frame draw:style-name="fr1" draw:name="Oggetto73" text:anchor-type="as-char" svg:y="-0.226cm" svg:width="0.432cm" svg:height="0.333cm" draw:z-index="89"><draw:object xlink:href="./Object 73" xlink:type="simple" xlink:show="embed" xlink:actuate="onLoad"/><draw:image xlink:href="./ObjectReplacements/Object 73" xlink:type="simple" xlink:show="embed" xlink:actuate="onLoad"/></draw:frame></text:span><text:span text:style-name="T64">identifica la densità.</text:span></text:p>
      <text:p text:style-name="P100"/>
      <text:p text:style-name="P40">Essendo inoltre il peso di un corpo – nello spazio vuoto – esprimibile come <draw:frame draw:style-name="fr1" draw:name="Oggetto67" text:anchor-type="as-char" svg:y="-0.377cm" svg:width="3.618cm" svg:height="0.533cm" draw:z-index="66"><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67"><draw:object xlink:href="./Object 68" xlink:type="simple" xlink:show="embed" xlink:actuate="onLoad"/><draw:image xlink:href="./ObjectReplacements/Object 68" xlink:type="simple" xlink:show="embed" xlink:actuate="onLoad"/></draw:frame>.</text:p>
      <text:p text:style-name="P83"/>
      <text:p text:style-name="P41">Pertanto, vale la seguente relazione tra la massa campione posta sul piatto della bilancia ad essa riservato per equilibrare la forza risultante agente sul corpo appeso al disotto dell'altro piatto, la massa di quest'ultimo e la sua densità:</text:p>
      <text:p text:style-name="P41"><draw:frame draw:style-name="fr1" draw:name="Oggetto69" text:anchor-type="as-char" svg:y="-0.517cm" svg:width="4.59cm" svg:height="0.792cm" draw:z-index="68"><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69"><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70"><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5">trova il corpo la cui densità è posta al denominatore</text:span> e la massa campione.</text:p>
      <text:p text:style-name="P120"/>
      <text:p text:style-name="P41">Scegliendo come fluidi <text:span text:style-name="T65">in cui immergere il corpo di densità incognita</text:span> l'aria e l'acqua <text:span text:style-name="T65">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1"><draw:frame draw:style-name="fr1" draw:name="Oggetto72" text:anchor-type="as-char" svg:y="-0.693cm" svg:width="4.186cm" svg:height="1.138cm" draw:z-index="71"><draw:object xlink:href="./Object 72" xlink:type="simple" xlink:show="embed" xlink:actuate="onLoad"/><draw:image xlink:href="./ObjectReplacements/Object 72" xlink:type="simple" xlink:show="embed" xlink:actuate="onLoad"/></draw:frame><text:span text:style-name="T66">ancora approssimabile a </text:span><text:span text:style-name="T66"><draw:frame draw:style-name="fr1" draw:name="Oggetto74" text:anchor-type="as-char" svg:y="-0.684cm" svg:width="2.858cm" svg:height="1.127cm" draw:z-index="73"><draw:object xlink:href="./Object 74" xlink:type="simple" xlink:show="embed" xlink:actuate="onLoad"/><draw:image xlink:href="./ObjectReplacements/Object 74" xlink:type="simple" xlink:show="embed" xlink:actuate="onLoad"/><svg:desc>formula</svg:desc></draw:frame></text:span><text:span text:style-name="T66">, dove:</text:span></text:p>
      <text:p text:style-name="P84"/>
      <text:p text:style-name="P41"><draw:frame draw:style-name="fr1" draw:name="Oggetto75" text:anchor-type="as-char" svg:y="-0.517cm" svg:width="0.669cm" svg:height="0.792cm" draw:z-index="74"><draw:object xlink:href="./Object 75" xlink:type="simple" xlink:show="embed" xlink:actuate="onLoad"/><draw:image xlink:href="./ObjectReplacements/Object 75" xlink:type="simple" xlink:show="embed" xlink:actuate="onLoad"/><svg:desc>formula</svg:desc></draw:frame><text:span text:style-name="T66">è la densità relativa (rispetto all'acqua) del corpo di densità incognita;</text:span></text:p>
      <text:p text:style-name="P41"><draw:frame draw:style-name="fr1" draw:name="Oggetto76" text:anchor-type="as-char" svg:y="-0.377cm" svg:width="0.9cm" svg:height="0.533cm" draw:z-index="75"><draw:object xlink:href="./Object 76" xlink:type="simple" xlink:show="embed" xlink:actuate="onLoad"/><draw:image xlink:href="./ObjectReplacements/Object 76" xlink:type="simple" xlink:show="embed" xlink:actuate="onLoad"/><svg:desc>formula</svg:desc></draw:frame><text:span text:style-name="T66">è la massa campione necessaria ad equilibrare la bilancia con il corpo immerso in aria;</text:span></text:p>
      <text:p text:style-name="P42"><draw:frame draw:style-name="fr1" draw:name="Oggetto77" text:anchor-type="as-char" svg:y="-0.377cm" svg:width="0.9cm" svg:height="0.533cm" draw:z-index="76"><draw:object xlink:href="./Object 77" xlink:type="simple" xlink:show="embed" xlink:actuate="onLoad"/><draw:image xlink:href="./ObjectReplacements/Object 77" xlink:type="simple" xlink:show="embed" xlink:actuate="onLoad"/><svg:desc>formula</svg:desc></draw:frame><text:span text:style-name="T66">è la massa campione necessaria ad equilibrare la bilancia con il corpo immerso in acqua;</text:span></text:p>
      <text:p text:style-name="P42"><draw:frame draw:style-name="fr1" draw:name="Oggetto78" text:anchor-type="as-char" svg:y="-0.21cm" svg:width="0.593cm" svg:height="0.365cm" draw:z-index="77"><draw:object xlink:href="./Object 78" xlink:type="simple" xlink:show="embed" xlink:actuate="onLoad"/><draw:image xlink:href="./ObjectReplacements/Object 78" xlink:type="simple" xlink:show="embed" xlink:actuate="onLoad"/><svg:desc>formula</svg:desc></draw:frame><text:span text:style-name="T66">è la densità dell'aria;</text:span></text:p>
      <text:p text:style-name="P42"><draw:frame draw:style-name="fr1" draw:name="Oggetto79" text:anchor-type="as-char" svg:y="-0.21cm" svg:width="0.593cm" svg:height="0.365cm" draw:z-index="78"><draw:object xlink:href="./Object 79" xlink:type="simple" xlink:show="embed" xlink:actuate="onLoad"/><draw:image xlink:href="./ObjectReplacements/Object 79" xlink:type="simple" xlink:show="embed" xlink:actuate="onLoad"/><svg:desc>formula</svg:desc></draw:frame><text:span text:style-name="T66">è la densità dell'acqua;</text:span></text:p>
      <text:p text:style-name="P42"><draw:frame draw:style-name="fr1" draw:name="Oggetto80" text:anchor-type="as-char" svg:y="-0.21cm" svg:width="0.596cm" svg:height="0.365cm" draw:z-index="79"><draw:object xlink:href="./Object 80" xlink:type="simple" xlink:show="embed" xlink:actuate="onLoad"/><draw:image xlink:href="./ObjectReplacements/Object 80" xlink:type="simple" xlink:show="embed" xlink:actuate="onLoad"/><svg:desc>formula</svg:desc></draw:frame><text:span text:style-name="T66">è la densità del corpo incognito.</text:span></text:p>
      <text:p text:style-name="P85"/>
      <text:p text:style-name="P124">L'errore sulla misura della densità del corpo di densità incognita si ricava utilizzando la formula di propagazione dell'errore massimo, <text:span text:style-name="T67">considerando che si suppone privo di errore il valore di massa delle masse campione e si considerano solo gli errori di sensibilità. Da cui:</text:span><draw:frame draw:style-name="fr1" draw:name="Oggetto81" text:anchor-type="as-char" svg:y="-0.517cm" svg:width="2.175cm" svg:height="0.792cm" draw:z-index="80"><draw:object xlink:href="./Object 81" xlink:type="simple" xlink:show="embed" xlink:actuate="onLoad"/><draw:image xlink:href="./ObjectReplacements/Object 81" xlink:type="simple" xlink:show="embed" xlink:actuate="onLoad"/></draw:frame>.</text:p>
      <text:p text:style-name="P137"/>
      <text:p text:style-name="P126">Seguendo il [Prot. 3] si ottengono i seguenti valori delle masse campione:</text:p>
      <text:p text:style-name="P142"/>
      <text:p text:style-name="P126"><draw:frame draw:style-name="fr1" draw:name="Oggetto87" text:anchor-type="as-char" svg:y="-0.377cm" svg:width="4.023cm" svg:height="0.533cm" draw:z-index="85"><draw:object xlink:href="./Object 87" xlink:type="simple" xlink:show="embed" xlink:actuate="onLoad"/><draw:image xlink:href="./ObjectReplacements/Object 87" xlink:type="simple" xlink:show="embed" xlink:actuate="onLoad"/><svg:desc>formula</svg:desc></draw:frame></text:p>
      <text:p text:style-name="P126"><draw:frame draw:style-name="fr1" draw:name="Oggetto88" text:anchor-type="as-char" svg:y="-0.377cm" svg:width="3.819cm" svg:height="0.533cm" draw:z-index="86"><draw:object xlink:href="./Object 88" xlink:type="simple" xlink:show="embed" xlink:actuate="onLoad"/><draw:image xlink:href="./ObjectReplacements/Object 88" xlink:type="simple" xlink:show="embed" xlink:actuate="onLoad"/><svg:desc>formula</svg:desc></draw:frame></text:p>
      <text:p text:style-name="P147"/>
      <text:p text:style-name="P127">E di conseguenza un valore di densità relativa del corpo: <draw:frame draw:style-name="fr1" draw:name="Oggetto89" text:anchor-type="as-char" svg:y="-0.517cm" svg:width="2.45cm" svg:height="0.792cm" draw:z-index="87"><draw:object xlink:href="./Object 89" xlink:type="simple" xlink:show="embed" xlink:actuate="onLoad"/><draw:image xlink:href="./ObjectReplacements/Object 89" xlink:type="simple" xlink:show="embed" xlink:actuate="onLoad"/></draw:frame>.</text:p>
      <text:p text:style-name="P127"/>
      <text:p text:style-name="P204">Sfruttando la formula in forma approssimata (ma pure quella in forma estesa), tuttavia, si trascurano nella valutazione della densità relativa del corpo gli effetti della spinta archimedea agente sul filo al quale è collegato il corpo di massa incognita, in parte immerso in acqua e in parte in aria.</text:p>
      <text:p text:style-name="P138"/>
      <text:p text:style-name="P125"/>
      <text:p text:style-name="P125"/>
      <text:p text:style-name="P125"/>
      <text:p text:style-name="P125"><text:soft-page-break/>In modo analogo a quanto detto in precedenza, quindi, si ricavano le seguenti formule, frutto di una modellizzazione più accurata del fenomeno osservato:</text:p>
      <text:p text:style-name="P141"/>
      <text:p text:style-name="P125"><draw:frame draw:style-name="fr1" draw:name="Oggetto82" text:anchor-type="as-char" svg:y="-0.517cm" svg:width="7.041cm" svg:height="0.792cm" draw:z-index="37"><draw:object xlink:href="./Object 82" xlink:type="simple" xlink:show="embed" xlink:actuate="onLoad"/><draw:image xlink:href="./ObjectReplacements/Object 82" xlink:type="simple" xlink:show="embed" xlink:actuate="onLoad"/><svg:desc>formula</svg:desc></draw:frame></text:p>
      <text:p text:style-name="P139"/>
      <text:p text:style-name="P125"><draw:frame draw:style-name="fr1" draw:name="Oggetto83" text:anchor-type="as-char" svg:y="-0.517cm" svg:width="9.814cm" svg:height="0.792cm" draw:z-index="55"><draw:object xlink:href="./Object 83" xlink:type="simple" xlink:show="embed" xlink:actuate="onLoad"/><draw:image xlink:href="./ObjectReplacements/Object 83" xlink:type="simple" xlink:show="embed" xlink:actuate="onLoad"/><svg:desc>formula</svg:desc></draw:frame><text:span text:style-name="T67">dove, a differenza della formula precedente:</text:span></text:p>
      <text:p text:style-name="P146"/>
      <text:p text:style-name="P125"><draw:frame draw:style-name="fr1" draw:name="Oggetto84" text:anchor-type="as-char" svg:y="-0.21cm" svg:width="0.579cm" svg:height="0.365cm" draw:z-index="56"><draw:object xlink:href="./Object 84" xlink:type="simple" xlink:show="embed" xlink:actuate="onLoad"/><draw:image xlink:href="./ObjectReplacements/Object 84" xlink:type="simple" xlink:show="embed" xlink:actuate="onLoad"/><svg:desc>formula</svg:desc></draw:frame><text:span text:style-name="T67">è la densità del filo;</text:span></text:p>
      <text:p text:style-name="P125"><draw:frame draw:style-name="fr1" draw:name="Oggetto85" text:anchor-type="as-char" svg:y="-0.377cm" svg:width="0.901cm" svg:height="0.533cm" draw:z-index="88"><draw:object xlink:href="./Object 85" xlink:type="simple" xlink:show="embed" xlink:actuate="onLoad"/><draw:image xlink:href="./ObjectReplacements/Object 85" xlink:type="simple" xlink:show="embed" xlink:actuate="onLoad"/><svg:desc>formula</svg:desc></draw:frame><text:span text:style-name="T67">è la massa della porzione di filo immersa in acqua;</text:span></text:p>
      <text:p text:style-name="P125"><draw:frame draw:style-name="fr1" draw:name="Oggetto86" text:anchor-type="as-char" svg:y="-0.377cm" svg:width="1.062cm" svg:height="0.533cm" draw:z-index="90"><draw:object xlink:href="./Object 86" xlink:type="simple" xlink:show="embed" xlink:actuate="onLoad"/><draw:image xlink:href="./ObjectReplacements/Object 86" xlink:type="simple" xlink:show="embed" xlink:actuate="onLoad"/><svg:desc>formula</svg:desc></draw:frame><text:span text:style-name="T67">è la massa della porzione di filo immersa in aria.</text:span></text:p>
      <text:p text:style-name="P138"/>
      <text:p text:style-name="P128">I valori delle grandezze fisiche che figurano nelle due equazioni sopra riportate – quando non incogniti (è questo invece il caso di <draw:frame draw:style-name="fr1" draw:name="Oggetto90" text:anchor-type="as-char" svg:y="-0.21cm" svg:width="0.596cm" svg:height="0.365cm" draw:z-index="91"><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Sono riportati di seguito:</text:p>
      <text:p text:style-name="P148"/>
      <text:p text:style-name="P128">Lunghezza del filo: <draw:frame draw:style-name="fr1" draw:name="Oggetto91" text:anchor-type="as-char" svg:y="-0.377cm" svg:width="4.172cm" svg:height="0.467cm" draw:z-index="92"><draw:object xlink:href="./Object 91" xlink:type="simple" xlink:show="embed" xlink:actuate="onLoad"/><draw:image xlink:href="./ObjectReplacements/Object 91" xlink:type="simple" xlink:show="embed" xlink:actuate="onLoad"/></draw:frame>;</text:p>
      <text:p text:style-name="P128">Lunghezza del filo (parte immersa in acqua): <draw:frame draw:style-name="fr1" draw:name="Oggetto92" text:anchor-type="as-char" svg:y="-0.377cm" svg:width="4.126cm" svg:height="0.469cm" draw:z-index="93"><draw:object xlink:href="./Object 92" xlink:type="simple" xlink:show="embed" xlink:actuate="onLoad"/><draw:image xlink:href="./ObjectReplacements/Object 92" xlink:type="simple" xlink:show="embed" xlink:actuate="onLoad"/><svg:desc>formula</svg:desc></draw:frame>;</text:p>
      <text:p text:style-name="P128">Lunghezza del filo (parte immersa in <text:span text:style-name="T68">aria</text:span>): <draw:frame draw:style-name="fr1" draw:name="Oggetto93" text:anchor-type="as-char" svg:y="-0.377cm" svg:width="4.068cm" svg:height="0.469cm" draw:z-index="94"><draw:object xlink:href="./Object 93" xlink:type="simple" xlink:show="embed" xlink:actuate="onLoad"/><draw:image xlink:href="./ObjectReplacements/Object 93" xlink:type="simple" xlink:show="embed" xlink:actuate="onLoad"/><svg:desc>formula</svg:desc></draw:frame><text:span text:style-name="T68">ottenuta per differenza;</text:span></text:p>
      <text:p text:style-name="P129"><text:span text:style-name="T68">Sezione del filo</text:span>: <draw:frame draw:style-name="fr1" draw:name="Oggetto94" text:anchor-type="as-char" svg:y="-0.377cm" svg:width="3.759cm" svg:height="0.469cm" draw:z-index="95"><draw:object xlink:href="./Object 94" xlink:type="simple" xlink:show="embed" xlink:actuate="onLoad"/><draw:image xlink:href="./ObjectReplacements/Object 94" xlink:type="simple" xlink:show="embed" xlink:actuate="onLoad"/><svg:desc>formula</svg:desc></draw:frame>;</text:p>
      <text:p text:style-name="P130">Massa del filo: <draw:frame draw:style-name="fr1" draw:name="Oggetto95" text:anchor-type="as-char" svg:y="-0.377cm" svg:width="3.642cm" svg:height="0.533cm" draw:z-index="96"><draw:object xlink:href="./Object 95" xlink:type="simple" xlink:show="embed" xlink:actuate="onLoad"/><draw:image xlink:href="./ObjectReplacements/Object 95" xlink:type="simple" xlink:show="embed" xlink:actuate="onLoad"/><svg:desc>formula</svg:desc></draw:frame>;</text:p>
      <text:p text:style-name="P130">Massa dell'oggetto di densità incognita: <draw:frame draw:style-name="fr1" draw:name="Oggetto96" text:anchor-type="as-char" svg:y="-0.377cm" svg:width="3.866cm" svg:height="0.533cm" draw:z-index="97"><draw:object xlink:href="./Object 96" xlink:type="simple" xlink:show="embed" xlink:actuate="onLoad"/><draw:image xlink:href="./ObjectReplacements/Object 96" xlink:type="simple" xlink:show="embed" xlink:actuate="onLoad"/><svg:desc>formula</svg:desc></draw:frame>.</text:p>
      <text:p text:style-name="P130"/>
      <text:p text:style-name="P130">Per procedere al calcolo della densità del filo, ne calcoliamo preliminarmente il volume, approssimando la forma del filo ad un cilindro regolare avente per altezza la sua lunghezza e per diametro la sezione.</text:p>
      <text:p text:style-name="P143"/>
      <text:p text:style-name="P130">Pertanto: <draw:frame draw:style-name="fr1" draw:name="Oggetto97" text:anchor-type="as-char" svg:y="-0.683cm" svg:width="2.224cm" svg:height="1.064cm" draw:z-index="98"><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6.078cm" svg:height="1.094cm" draw:z-index="99"><draw:object xlink:href="./Object 98" xlink:type="simple" xlink:show="embed" xlink:actuate="onLoad"/><draw:image xlink:href="./ObjectReplacements/Object 98" xlink:type="simple" xlink:show="embed" xlink:actuate="onLoad"/></draw:frame></text:p>
      <text:p text:style-name="P149"/>
      <text:p text:style-name="P131">Similmente, per la densità del corpo, <text:span text:style-name="T69">si ha che: </text:span><text:span text:style-name="T69"><draw:frame draw:style-name="fr1" draw:name="Oggetto99" text:anchor-type="as-char" svg:y="-0.684cm" svg:width="1.558cm" svg:height="1.065cm" draw:z-index="103"><draw:object xlink:href="./Object 99" xlink:type="simple" xlink:show="embed" xlink:actuate="onLoad"/><draw:image xlink:href="./ObjectReplacements/Object 99" xlink:type="simple" xlink:show="embed" xlink:actuate="onLoad"/></draw:frame></text:span><text:span text:style-name="T69">e l'errore associato è pertanto: </text:span><text:span text:style-name="T69"><draw:frame draw:style-name="fr1" draw:name="Oggetto100" text:anchor-type="as-char" svg:y="-0.684cm" svg:width="4.015cm" svg:height="1.127cm" draw:z-index="104"><draw:object xlink:href="./Object 100" xlink:type="simple" xlink:show="embed" xlink:actuate="onLoad"/><draw:image xlink:href="./ObjectReplacements/Object 100" xlink:type="simple" xlink:show="embed" xlink:actuate="onLoad"/><svg:desc>formula</svg:desc></draw:frame></text:span><text:span text:style-name="T69">.</text:span></text:p>
      <text:p text:style-name="P150"/>
      <text:p text:style-name="P132">Per il calcolo della massa di filo immersa in acqua, è stata effettuata una proporzione tra la lunghezza totale del filo e quella della porzione immersa, supponendo che il filo abbia densità lineare uniforme.</text:p>
      <text:p text:style-name="P132">Si ha quindi che: <draw:frame draw:style-name="fr1" draw:name="Oggetto101" text:anchor-type="as-char" svg:y="-0.619cm" svg:width="2.439cm" svg:height="1.002cm" draw:z-index="105"><draw:object xlink:href="./Object 101" xlink:type="simple" xlink:show="embed" xlink:actuate="onLoad"/><draw:image xlink:href="./ObjectReplacements/Object 101" xlink:type="simple" xlink:show="embed" xlink:actuate="onLoad"/></draw:frame>con un errore massimo propagato pari a: <draw:frame draw:style-name="fr1" draw:name="Oggetto102" text:anchor-type="as-char" svg:y="-0.743cm" svg:width="6.205cm" svg:height="1.244cm" draw:z-index="106"><draw:object xlink:href="./Object 102" xlink:type="simple" xlink:show="embed" xlink:actuate="onLoad"/><draw:image xlink:href="./ObjectReplacements/Object 102" xlink:type="simple" xlink:show="embed" xlink:actuate="onLoad"/><svg:desc>formula</svg:desc></draw:frame>.</text:p>
      <text:p text:style-name="P140"/>
      <text:p text:style-name="P132">E quindi, per differenza, otteniamo: <draw:frame draw:style-name="fr1" draw:name="Oggetto103" text:anchor-type="as-char" svg:y="-0.377cm" svg:width="3.013cm" svg:height="0.533cm" draw:z-index="107"><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3.925cm" svg:height="0.533cm" draw:z-index="108"><draw:object xlink:href="./Object 104" xlink:type="simple" xlink:show="embed" xlink:actuate="onLoad"/><draw:image xlink:href="./ObjectReplacements/Object 104" xlink:type="simple" xlink:show="embed" xlink:actuate="onLoad"/><svg:desc>formula</svg:desc></draw:frame></text:p>
      <text:p text:style-name="P144"/>
      <text:p text:style-name="P132">I calcoli non sono stati riportati per ragioni di concisione.</text:p>
      <text:p text:style-name="P151"/>
      <text:p text:style-name="P133">Per la densità di aria e acqua, sono stati utilizzati i valori tabellari di densità più vicini alle condizioni di temperatura e pressione dell'ambiente all'esecuzione dell'esperimento:</text:p>
      <text:p text:style-name="P133"><draw:frame draw:style-name="fr1" draw:name="Oggetto105" text:anchor-type="as-char" svg:y="-0.437cm" svg:width="4.106cm" svg:height="0.593cm" draw:z-index="109"><draw:object xlink:href="./Object 105" xlink:type="simple" xlink:show="embed" xlink:actuate="onLoad"/><draw:image xlink:href="./ObjectReplacements/Object 105" xlink:type="simple" xlink:show="embed" xlink:actuate="onLoad"/></draw:frame>a 10 °C;</text:p>
      <text:p text:style-name="P133"><draw:frame draw:style-name="fr1" draw:name="Oggetto106" text:anchor-type="as-char" svg:y="-0.439cm" svg:width="3.009cm" svg:height="0.594cm" draw:z-index="110"><draw:object xlink:href="./Object 106" xlink:type="simple" xlink:show="embed" xlink:actuate="onLoad"/><draw:image xlink:href="./ObjectReplacements/Object 106" xlink:type="simple" xlink:show="embed" xlink:actuate="onLoad"/><svg:desc>formula</svg:desc></draw:frame>a 20 °C e una pressione di 1.013 Kpa.</text:p>
      <text:p text:style-name="P133"/>
      <text:p text:style-name="P133"/>
      <text:p text:style-name="P134"><text:soft-page-break/>Con i dati così ottenuti ed in nostro possesso, andiamo quindi a calcolare qual è il contributo fornito dalla spinta di Archimede nel diminuire la massa pesata dalla bilancia, in quanto agente sul filo immerso in acqua e in aria in fase di misurazione, ma non considerato nel ricavare la densità relativa del corpo attraverso la formula semplificata.</text:p>
      <text:p text:style-name="P145"/>
      <text:p text:style-name="P134"><draw:frame draw:style-name="fr1" draw:name="Oggetto107" text:anchor-type="as-char" svg:y="-0.684cm" svg:width="7.4cm" svg:height="1.062cm" draw:z-index="4"><draw:object xlink:href="./Object 107" xlink:type="simple" xlink:show="embed" xlink:actuate="onLoad"/><draw:image xlink:href="./ObjectReplacements/Object 107" xlink:type="simple" xlink:show="embed" xlink:actuate="onLoad"/></draw:frame>, <text:span text:style-name="T70">dove </text:span><text:span text:style-name="T70"><draw:frame draw:style-name="fr1" draw:name="Oggetto108" text:anchor-type="as-char" svg:y="-0.684cm" svg:width="1.298cm" svg:height="1.062cm" draw:z-index="22"><draw:object xlink:href="./Object 108" xlink:type="simple" xlink:show="embed" xlink:actuate="onLoad"/><draw:image xlink:href="./ObjectReplacements/Object 108" xlink:type="simple" xlink:show="embed" xlink:actuate="onLoad"/></draw:frame></text:span><text:span text:style-name="T70">rappresenta tale contributo in massa.</text:span></text:p>
      <text:p text:style-name="P145"/>
      <text:p text:style-name="P136">L'errore commesso nel calcolo di tale contributo si ottiene, come di consueto, propagando gli errori massimi di sensibilità della bilancia</text:p>
      <text:p text:style-name="P152"/>
      <text:p text:style-name="P135">Analogamente, possiamo andare a calcolare il contributo in massa fornito dalla spinta di Archimede alla massa del corpo di densità incognita, secondo la formula più accurata, non approssimata:</text:p>
      <text:p text:style-name="P135"><draw:frame draw:style-name="fr1" draw:name="Oggetto109" text:anchor-type="as-char" svg:y="-0.723cm" svg:width="6.535cm" svg:height="1.102cm" draw:z-index="23"><draw:object xlink:href="./Object 109" xlink:type="simple" xlink:show="embed" xlink:actuate="onLoad"/><draw:image xlink:href="./ObjectReplacements/Object 109" xlink:type="simple" xlink:show="embed" xlink:actuate="onLoad"/><svg:desc>formula</svg:desc></draw:frame>.</text:p>
      <text:p text:style-name="P128"/>
      <text:p text:style-name="P205">E POI??????</text:p>
      <text:p text:style-name="P39"/>
      <text:p text:style-name="P28">------</text:p>
      <text:p text:style-name="P28"/>
      <text:p text:style-name="P28"/>
      <text:p text:style-name="P64">Sezione <text:span text:style-name="T71">V</text:span> <text:span text:style-name="T1">– </text:span><text:span text:style-name="T22">Conclusioni:</text:span></text:p>
      <text:p text:style-name="P71"/>
      <text:p text:style-name="P187">A seguito dell'analisi dei dati raccolti, si possono trarre le seguenti conclusioni.</text:p>
      <text:p text:style-name="P121"/>
      <text:p text:style-name="P187">→ La sensibilità della bilancia idrostatica considerata è uguale a piatti scarichi e a piatti caricati con una</text:p>
      <text:p text:style-name="P53"><text:span text:style-name="T1"><text:s text:c="5"/>massa di 10 grammi ciascuno. Tale sensibilità è pari a: </text:span><text:span text:style-name="T1"><draw:frame draw:style-name="fr1" draw:name="Oggetto110" text:anchor-type="as-char" svg:y="-0.439cm" svg:width="5.685cm" svg:height="0.594cm" draw:z-index="24"><draw:object xlink:href="./Object 110" xlink:type="simple" xlink:show="embed" xlink:actuate="onLoad"/><draw:image xlink:href="./ObjectReplacements/Object 110" xlink:type="simple" xlink:show="embed" xlink:actuate="onLoad"/><svg:desc>formula</svg:desc></draw:frame></text:span><text:span text:style-name="T1">.</text:span></text:p>
      <text:p text:style-name="P121"/>
      <text:p text:style-name="P53"><text:span text:style-name="T1">→ Il corpo di densità incognita ha una densità relativa rispetto a quella dell'acqua pari a: </text:span><text:span text:style-name="T1"><draw:frame draw:style-name="fr1" draw:name="Oggetto111" text:anchor-type="as-char" svg:y="-0.517cm" svg:width="2.45cm" svg:height="0.792cm" draw:z-index="26"><draw:object xlink:href="./Object 111" xlink:type="simple" xlink:show="embed" xlink:actuate="onLoad"/><draw:image xlink:href="./ObjectReplacements/Object 111" xlink:type="simple" xlink:show="embed" xlink:actuate="onLoad"/><svg:desc>formula</svg:desc></draw:frame></text:span><text:span text:style-name="T1">.</text:span></text:p>
      <text:p text:style-name="P121"/>
      <text:p text:style-name="P187">→ Il contributo negativo fornito dal filo immerso in aria e acqua all'atto della pesata idrostatica alla massa del</text:p>
      <text:p text:style-name="P187"><text:s text:c="4"/>corpo di densità incognita è tale da <text:span text:style-name="T74">poter</text:span><text:span text:style-name="T73">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1</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24T00:36:19.513085450</dc:date>
    <dc:creator>Emanuele Ballarin</dc:creator>
    <meta:editing-duration>PT19H11M9S</meta:editing-duration>
    <meta:editing-cycles>181</meta:editing-cycles>
    <meta:generator>LibreOffice/4.2.7.2$Linux_X86_64 LibreOffice_project/420m0$Build-2</meta:generator>
    <meta:document-statistic meta:table-count="4" meta:image-count="0" meta:object-count="111" meta:page-count="10" meta:paragraph-count="234" meta:word-count="3776" meta:character-count="23947" meta:non-whitespace-character-count="20330"/>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frac>
              <mrow>
                <mi mathvariant="normal">Δ</mi>
                <msub>
                  <mi>M</mi>
                  <mi>f</mi>
                </msub>
              </mrow>
              <msub>
                <mi>M</mi>
                <mi>f</mi>
              </msub>
            </mfrac>
            <mo stretchy="false">+</mo>
            <mfrac>
              <mrow>
                <mi mathvariant="normal">Δ</mi>
                <mi>V</mi>
              </mrow>
              <mi>V</mi>
            </mfrac>
          </mrow>
        </mrow>
      </mrow>
    </mrow>
    <annotation encoding="StarMath 5.0">%DELTA (%mu_f) = %mu_f cdot { {%DELTA M_f} over M_f + {%DELTA V} over {V}}</annotation>
  </semantics>
</math>
</file>

<file path=Object 101/content.xml><?xml version="1.0" encoding="utf-8"?>
<math xmlns="http://www.w3.org/1998/Math/MathML" display="block">
  <semantics>
    <mrow>
      <msub>
        <mi>M</mi>
        <mi>f</mi>
      </msub>
      <mrow>
        <mi>'</mi>
        <mo stretchy="false">=</mo>
        <mrow>
          <mfrac>
            <mrow>
              <mi>L</mi>
              <mi>'</mi>
            </mrow>
            <mi>L</mi>
          </mfrac>
          <mo stretchy="false">⋅</mo>
          <msub>
            <mi>M</mi>
            <mi>f</mi>
          </msub>
        </mrow>
      </mrow>
    </mrow>
    <annotation encoding="StarMath 5.0">M_f' = {L'} over L cdot M_f</annotation>
  </semantics>
</math>
</file>

<file path=Object 102/content.xml><?xml version="1.0" encoding="utf-8"?>
<math xmlns="http://www.w3.org/1998/Math/MathML" display="block">
  <semantics>
    <mrow>
      <mi mathvariant="normal">Δ</mi>
      <mrow>
        <mrow>
          <mo fence="true" stretchy="false">(</mo>
          <mrow>
            <mrow>
              <msub>
                <mi>M</mi>
                <mi>f</mi>
              </msub>
              <mi>'</mi>
            </mrow>
          </mrow>
          <mo fence="true" stretchy="false">)</mo>
        </mrow>
        <mo stretchy="false">=</mo>
        <mrow>
          <mrow>
            <mo fence="true" stretchy="true">(</mo>
            <mrow>
              <mrow>
                <mrow>
                  <mfrac>
                    <mrow>
                      <mi mathvariant="normal">Δ</mi>
                      <mi>L</mi>
                      <mi>'</mi>
                    </mrow>
                    <mi>L</mi>
                  </mfrac>
                  <mi>'</mi>
                </mrow>
                <mo stretchy="false">+</mo>
                <mfrac>
                  <mrow>
                    <mi mathvariant="normal">Δ</mi>
                    <mi>L</mi>
                  </mrow>
                  <mi>L</mi>
                </mfrac>
                <mo stretchy="false">+</mo>
                <mfrac>
                  <mrow>
                    <mi mathvariant="normal">Δ</mi>
                    <msub>
                      <mi>M</mi>
                      <mi>f</mi>
                    </msub>
                  </mrow>
                  <msub>
                    <mi>M</mi>
                    <mi>f</mi>
                  </msub>
                </mfrac>
              </mrow>
            </mrow>
            <mo fence="true" stretchy="true">)</mo>
          </mrow>
          <mo stretchy="false">⋅</mo>
          <msub>
            <mi>M</mi>
            <mi>f</mi>
          </msub>
        </mrow>
      </mrow>
      <mi>'</mi>
    </mrow>
    <annotation encoding="StarMath 5.0">%DELTA(M_f') = left ({{{%DELTA L'} over L'} + {{%DELTA L} over L} + {{%DELTA M_f} over M_f}} right) cdot M_f'</annotation>
  </semantics>
</math>
</file>

<file path=Object 103/content.xml><?xml version="1.0" encoding="utf-8"?>
<math xmlns="http://www.w3.org/1998/Math/MathML" display="block">
  <semantics>
    <mrow>
      <msub>
        <mi>M</mi>
        <mi>f</mi>
      </msub>
      <mi>'</mi>
      <mrow>
        <mi>'</mi>
        <mo stretchy="false">=</mo>
        <mrow>
          <msub>
            <mi>M</mi>
            <mi>f</mi>
          </msub>
          <mo stretchy="false">−</mo>
          <msub>
            <mi>M</mi>
            <mi>f</mi>
          </msub>
        </mrow>
      </mrow>
      <mi>'</mi>
    </mrow>
    <annotation encoding="StarMath 5.0">M_f'' = M_f - M_f'</annotation>
  </semantics>
</math>
</file>

<file path=Object 104/content.xml><?xml version="1.0" encoding="utf-8"?>
<math xmlns="http://www.w3.org/1998/Math/MathML" display="block">
  <semantics>
    <mrow>
      <mi mathvariant="normal">Δ</mi>
      <msub>
        <mi>M</mi>
        <mi>f</mi>
      </msub>
      <mi>'</mi>
      <mrow>
        <mi>'</mi>
        <mo stretchy="false">=</mo>
        <mi mathvariant="normal">Δ</mi>
      </mrow>
      <mrow>
        <msub>
          <mi>M</mi>
          <mi>f</mi>
        </msub>
        <mo stretchy="false">+</mo>
        <mi mathvariant="normal">Δ</mi>
      </mrow>
      <msub>
        <mi>M</mi>
        <mi>f</mi>
      </msub>
      <mi>'</mi>
    </mrow>
    <annotation encoding="StarMath 5.0">%DELTA M_f'' = %DELTA M_f + %DELTA M_f'</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row>
        <mfrac>
          <msub>
            <mi>F</mi>
            <mrow>
              <mi mathvariant="italic">ar</mi>
              <mn>.</mn>
              <mi mathvariant="italic">filo</mi>
            </mrow>
          </msub>
          <mi>g</mi>
        </mfrac>
        <mo stretchy="false">=</mo>
        <mrow>
          <msub>
            <mi>M</mi>
            <mi>f</mi>
          </msub>
          <mo stretchy="false">−</mo>
          <msub>
            <mi>M</mi>
            <mi>f</mi>
          </msub>
        </mrow>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i>'</mi>
        <mo stretchy="false">⋅</mo>
        <mrow>
          <mo fence="true" stretchy="false">(</mo>
          <mrow>
            <mrow>
              <mn>1</mn>
              <mo stretchy="false">−</mo>
              <mfrac>
                <msub>
                  <mi mathvariant="normal">μ</mi>
                  <mi>a</mi>
                </msub>
                <msub>
                  <mi mathvariant="normal">μ</mi>
                  <mi>f</mi>
                </msub>
              </mfrac>
            </mrow>
          </mrow>
          <mo fence="true" stretchy="false">)</mo>
        </mrow>
      </mrow>
    </mrow>
    <annotation encoding="StarMath 5.0">F_{ar. filo} over {g}  = M_f - M_f' cdot {(1- {%mu_b over %mu_f})} - M_f'' cdot {(1- {%mu_a over %mu_f})}</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frac>
        <msub>
          <mi>F</mi>
          <mrow>
            <mi mathvariant="italic">ar</mi>
            <mn>.</mn>
            <msub>
              <mi>M</mi>
              <mi>x</mi>
            </msub>
          </mrow>
        </msub>
        <mi>g</mi>
      </mfrac>
      <mo stretchy="false">=</mo>
      <mrow>
        <msub>
          <mi>M</mi>
          <mi>x</mi>
        </msub>
        <mo stretchy="false">−</mo>
        <mrow>
          <msub>
            <mi>M</mi>
            <mi>x</mi>
          </msub>
          <mo stretchy="false">⋅</mo>
          <mrow>
            <mo fence="true" stretchy="false">(</mo>
            <mrow>
              <mrow>
                <mn>1</mn>
                <mo stretchy="false">−</mo>
                <mfrac>
                  <msub>
                    <mi mathvariant="normal">μ</mi>
                    <mi>b</mi>
                  </msub>
                  <msub>
                    <mi mathvariant="normal">μ</mi>
                    <mi>x</mi>
                  </msub>
                </mfrac>
              </mrow>
            </mrow>
            <mo fence="true" stretchy="false">)</mo>
          </mrow>
        </mrow>
      </mrow>
      <mo stretchy="false">=</mo>
      <mrow>
        <msub>
          <mi>M</mi>
          <mi>x</mi>
        </msub>
        <mo stretchy="false">−</mo>
        <msub>
          <mi>M</mi>
          <mrow>
            <mi>c</mi>
            <mn>2</mn>
          </mrow>
        </msub>
      </mrow>
    </mrow>
    <annotation encoding="StarMath 5.0">F_{ar. M_x} over {g}  = M_x - M_x cdot {(1- {%mu_b over %mu_x})} = M_x - M_c2</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annotation encoding="StarMath 5.0">x_eq = {1 over 2} cdot left ( { (x_1 + x_3 + x_5) over 3 } + { (x_2 + x_4) over 2 } right)</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1/content.xml><?xml version="1.0" encoding="utf-8"?>
<math xmlns="http://www.w3.org/1998/Math/MathML" display="block">
  <semantics>
    <mrow>
      <mrow>
        <mi mathvariant="normal">Δ</mi>
        <mrow>
          <mo fence="true" stretchy="false">(</mo>
          <mrow>
            <mfrac>
              <msub>
                <mi mathvariant="normal">μ</mi>
                <mi>x</mi>
              </msub>
              <msub>
                <mi mathvariant="normal">μ</mi>
                <mi>b</mi>
              </msub>
            </mfrac>
          </mrow>
          <mo fence="true" stretchy="false">)</mo>
        </mrow>
      </mrow>
      <mo stretchy="false">=</mo>
      <mn>0.2</mn>
    </mrow>
    <annotation encoding="StarMath 5.0">{%DELTA( {%mu_x over %mu_b} )} = 0.2</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55</mn>
        </mrow>
      </mrow>
      <mi>g</mi>
    </mrow>
    <annotation encoding="StarMath 5.0">M_c1 = 10.370 +- 0.055 g</annotation>
  </semantics>
</math>
</file>

<file path=Object 88/content.xml><?xml version="1.0" encoding="utf-8"?>
<math xmlns="http://www.w3.org/1998/Math/MathML" display="block">
  <semantics>
    <mrow>
      <mrow>
        <msub>
          <mi>M</mi>
          <mrow>
            <mi>c</mi>
            <mn>2</mn>
          </mrow>
        </msub>
        <mo stretchy="false">=</mo>
        <mrow>
          <mn>9.070</mn>
          <mo stretchy="false">±</mo>
          <mn>0.055</mn>
        </mrow>
      </mrow>
      <mi>g</mi>
    </mrow>
    <annotation encoding="StarMath 5.0">M_c2 = 9.070 +- 0.055 g</annotation>
  </semantics>
</math>
</file>

<file path=Object 89/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i>V</mi>
      <mo stretchy="false">=</mo>
      <mfrac>
        <mrow>
          <mi mathvariant="normal">π</mi>
          <mo stretchy="false">⋅</mo>
          <mi>L</mi>
          <mo stretchy="false">⋅</mo>
          <msup>
            <mi>D</mi>
            <mn>2</mn>
          </msup>
        </mrow>
        <mn>4</mn>
      </mfrac>
    </mrow>
    <annotation encoding="StarMath 5.0">V = {%pi cdot L cdot D^2} over 4</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row>
    </mrow>
    <annotation encoding="StarMath 5.0">%DELTA( V ) = {%pi cdot %DELTA D cdot (D cdot L)} over 2 + {%pi cdot %DELTA L cdot (D^2)} over 4</annotation>
  </semantics>
</math>
</file>

<file path=Object 99/content.xml><?xml version="1.0" encoding="utf-8"?>
<math xmlns="http://www.w3.org/1998/Math/MathML" display="block">
  <semantics>
    <mrow>
      <msub>
        <mi mathvariant="normal">μ</mi>
        <mi>f</mi>
      </msub>
      <mo stretchy="false">=</mo>
      <mfrac>
        <msub>
          <mi>M</mi>
          <mi>f</mi>
        </msub>
        <mi>V</mi>
      </mfrac>
    </mrow>
    <annotation encoding="StarMath 5.0">%mu_f = M_f over V</annotation>
  </semantics>
</math>
</file>